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Coutier" svg:font-family="Coutier"/>
  </office:font-face-decls>
  <office:automatic-styles>
    <style:style style:family="paragraph" style:name="ac7abf4">
      <style:paragraph-properties style:line-break="strict" style:punctuation-wrap="hanging" style:text-autospace="ideograph-alpha" style:writing-mode="page"/>
      <style:text-properties fo:color="#ff0000" fo:font-size="12.0pt" style:font-name="Coutier" style:font-name-asian="Lucida Sans Unicode" style:font-name-complex="Tahoma" style:font-size-asian="12pt" style:font-size-complex="12pt"/>
    </style:style>
    <text:list-style style:name="la6bb87">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a6bb87" style:name="a57e909" style:parent-style-name="Default_20_Text"/>
    <style:style style:display-name="Default_20_Text" style:family="paragraph" style:name="Default_20_Text"/>
    <style:style style:family="table" style:name="a27dcae">
      <style:table-properties style:width="6.693in" table:align="margins"/>
    </style:style>
    <style:style style:family="table-column" style:name="ae6d385">
      <style:table-column-properties style:column-width="0.3937in" style:rel-column-width="3855*" style:use-optimal-column-width="true"/>
    </style:style>
    <style:style style:family="table-cell" style:name="adc48ac">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15e3a1">
      <style:table-cell-properties fo:border-bottom="0.0007in solid #000000" fo:border-left="0.0007in solid #000000" fo:border-right="none" fo:border-top="none" fo:padding="0.0382in" style:vertical-align="middle"/>
      <style:paragraph-properties fo:text-align="center"/>
    </style:style>
    <style:style style:family="table-cell" style:name="a0a5f8c">
      <style:table-cell-properties fo:border="0.0007in solid #000000" fo:padding="0.0382in" style:vertical-align="middle"/>
      <style:paragraph-properties fo:text-align="center"/>
    </style:style>
    <style:style style:family="table-cell" style:name="ad7cb71">
      <style:table-cell-properties fo:border="0.0007in solid #000000" fo:border-bottom="0.0007in solid #000000" fo:border-top="none" fo:padding="0.0382in" style:vertical-align="middle"/>
      <style:paragraph-properties fo:text-align="center"/>
    </style:style>
    <style:style style:family="table-column" style:name="a718fa9">
      <style:table-column-properties style:column-width="0.3937in" style:rel-column-width="3855*" style:use-optimal-column-width="true"/>
    </style:style>
    <style:style style:family="table-cell" style:name="a5e0352">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63ef65">
      <style:table-cell-properties fo:border-bottom="0.0007in solid #000000" fo:border-left="0.0007in solid #000000" fo:border-right="none" fo:border-top="none" fo:padding="0.0382in" style:vertical-align="middle"/>
      <style:paragraph-properties fo:text-align="center"/>
    </style:style>
    <style:style style:family="table-cell" style:name="ab967e0">
      <style:table-cell-properties fo:border-bottom="0.0007in solid #000000" fo:border-left="0.0007in solid #000000" fo:border-right="none" fo:border-top="none" fo:padding="0.0382in" style:vertical-align="middle"/>
      <style:paragraph-properties fo:text-align="center"/>
    </style:style>
    <style:style style:family="table-cell" style:name="a07bb35">
      <style:table-cell-properties fo:border-bottom="0.0007in solid #000000" fo:border-left="0.0007in solid #000000" fo:border-right="none" fo:border-top="none" fo:padding="0.0382in" style:vertical-align="middle"/>
      <style:paragraph-properties fo:text-align="center"/>
    </style:style>
    <style:style style:family="table-cell" style:name="ab3460c">
      <style:table-cell-properties fo:border-bottom="0.0007in solid #000000" fo:border-left="0.0007in solid #000000" fo:border-right="none" fo:border-top="none" fo:padding="0.0382in" style:vertical-align="middle"/>
      <style:paragraph-properties fo:text-align="center"/>
    </style:style>
    <style:style style:family="table-cell" style:name="a310f38">
      <style:table-cell-properties fo:border-bottom="0.0007in solid #000000" fo:border-left="0.0007in solid #000000" fo:border-right="none" fo:border-top="none" fo:padding="0.0382in" style:vertical-align="middle"/>
      <style:paragraph-properties fo:text-align="center"/>
    </style:style>
    <style:style style:family="table-cell" style:name="ae1db9e">
      <style:table-cell-properties fo:border-bottom="0.0007in solid #000000" fo:border-left="0.0007in solid #000000" fo:border-right="none" fo:border-top="none" fo:padding="0.0382in" style:vertical-align="middle"/>
      <style:paragraph-properties fo:text-align="center"/>
    </style:style>
    <style:style style:family="table-cell" style:name="a638b2a">
      <style:table-cell-properties fo:border-bottom="0.0007in solid #000000" fo:border-left="0.0007in solid #000000" fo:border-right="none" fo:border-top="none" fo:padding="0.0382in" style:vertical-align="middle"/>
      <style:paragraph-properties fo:text-align="center"/>
    </style:style>
    <style:style style:family="table-cell" style:name="a3b493a">
      <style:table-cell-properties fo:border-bottom="0.0007in solid #000000" fo:border-left="0.0007in solid #000000" fo:border-right="none" fo:border-top="none" fo:padding="0.0382in" style:vertical-align="middle"/>
      <style:paragraph-properties fo:text-align="center"/>
    </style:style>
    <style:style style:family="table-cell" style:name="ad728b0">
      <style:table-cell-properties fo:border-bottom="0.0007in solid #000000" fo:border-left="0.0007in solid #000000" fo:border-right="none" fo:border-top="none" fo:padding="0.0382in" style:vertical-align="middle"/>
      <style:paragraph-properties fo:text-align="center"/>
    </style:style>
    <style:style style:family="table-cell" style:name="a684e0d">
      <style:table-cell-properties fo:border-bottom="0.0007in solid #000000" fo:border-left="0.0007in solid #000000" fo:border-right="none" fo:border-top="none" fo:padding="0.0382in" style:vertical-align="middle"/>
      <style:paragraph-properties fo:text-align="center"/>
    </style:style>
    <style:style style:family="table-cell" style:name="a3f7971">
      <style:table-cell-properties fo:border-bottom="0.0007in solid #000000" fo:border-left="0.0007in solid #000000" fo:border-right="none" fo:border-top="none" fo:padding="0.0382in" style:vertical-align="middle"/>
      <style:paragraph-properties fo:text-align="center"/>
    </style:style>
    <style:style style:family="table-cell" style:name="ad8f499">
      <style:table-cell-properties fo:border-bottom="0.0007in solid #000000" fo:border-left="0.0007in solid #000000" fo:border-right="none" fo:border-top="none" fo:padding="0.0382in" style:vertical-align="middle"/>
      <style:paragraph-properties fo:text-align="center"/>
    </style:style>
    <style:style style:family="table-cell" style:name="a420376">
      <style:table-cell-properties fo:border-bottom="0.0007in solid #000000" fo:border-left="0.0007in solid #000000" fo:border-right="none" fo:border-top="none" fo:padding="0.0382in" style:vertical-align="middle"/>
      <style:paragraph-properties fo:text-align="center"/>
    </style:style>
    <style:style style:family="table-cell" style:name="a53db58">
      <style:table-cell-properties fo:border-bottom="0.0007in solid #000000" fo:border-left="0.0007in solid #000000" fo:border-right="none" fo:border-top="none" fo:padding="0.0382in" style:vertical-align="middle"/>
      <style:paragraph-properties fo:text-align="center"/>
    </style:style>
    <style:style style:family="table-cell" style:name="a84c7b4">
      <style:table-cell-properties fo:border-bottom="0.0007in solid #000000" fo:border-left="0.0007in solid #000000" fo:border-right="none" fo:border-top="none" fo:padding="0.0382in" style:vertical-align="middle"/>
      <style:paragraph-properties fo:text-align="center"/>
    </style:style>
    <style:style style:family="table-cell" style:name="a8c3b1c">
      <style:table-cell-properties fo:border-bottom="0.0007in solid #000000" fo:border-left="0.0007in solid #000000" fo:border-right="none" fo:border-top="none" fo:padding="0.0382in" style:vertical-align="middle"/>
      <style:paragraph-properties fo:text-align="center"/>
    </style:style>
    <style:style style:family="table-cell" style:name="aa267ce">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967878">
      <style:table-cell-properties fo:border-bottom="0.0007in solid #000000" fo:border-left="0.0007in solid #000000" fo:border-right="none" fo:border-top="none" fo:padding="0.0382in" style:vertical-align="middle"/>
      <style:paragraph-properties fo:text-align="center"/>
    </style:style>
    <style:style style:family="table-cell" style:name="a0b1d66">
      <style:table-cell-properties fo:border-bottom="0.0007in solid #000000" fo:border-left="0.0007in solid #000000" fo:border-right="none" fo:border-top="none" fo:padding="0.0382in" style:vertical-align="middle"/>
      <style:paragraph-properties fo:text-align="center"/>
    </style:style>
    <style:style style:family="table-cell" style:name="aa62c8e">
      <style:table-cell-properties fo:border-bottom="0.0007in solid #000000" fo:border-left="0.0007in solid #000000" fo:border-right="none" fo:border-top="none" fo:padding="0.0382in" style:vertical-align="middle"/>
      <style:paragraph-properties fo:text-align="center"/>
    </style:style>
    <style:style style:family="table-cell" style:name="a6a068a">
      <style:table-cell-properties fo:border-bottom="0.0007in solid #000000" fo:border-left="0.0007in solid #000000" fo:border-right="none" fo:border-top="none" fo:padding="0.0382in" style:vertical-align="middle"/>
      <style:paragraph-properties fo:text-align="center"/>
    </style:style>
    <style:style style:family="table-cell" style:name="ade6504">
      <style:table-cell-properties fo:border-bottom="0.0007in solid #000000" fo:border-left="0.0007in solid #000000" fo:border-right="none" fo:border-top="none" fo:padding="0.0382in" style:vertical-align="middle"/>
      <style:paragraph-properties fo:text-align="center"/>
    </style:style>
    <style:style style:family="table-cell" style:name="ae2701b">
      <style:table-cell-properties fo:border-bottom="0.0007in solid #000000" fo:border-left="0.0007in solid #000000" fo:border-right="none" fo:border-top="none" fo:padding="0.0382in" style:vertical-align="middle"/>
      <style:paragraph-properties fo:text-align="center"/>
    </style:style>
    <style:style style:family="table-cell" style:name="a9ca212">
      <style:table-cell-properties fo:border-bottom="0.0007in solid #000000" fo:border-left="0.0007in solid #000000" fo:border-right="none" fo:border-top="none" fo:padding="0.0382in" style:vertical-align="middle"/>
      <style:paragraph-properties fo:text-align="center"/>
    </style:style>
    <style:style style:family="table-cell" style:name="aca0040">
      <style:table-cell-properties fo:border-bottom="0.0007in solid #000000" fo:border-left="0.0007in solid #000000" fo:border-right="none" fo:border-top="none" fo:padding="0.0382in" style:vertical-align="middle"/>
      <style:paragraph-properties fo:text-align="center"/>
    </style:style>
    <style:style style:family="table-cell" style:name="a3414d5">
      <style:table-cell-properties fo:border-bottom="0.0007in solid #000000" fo:border-left="0.0007in solid #000000" fo:border-right="none" fo:border-top="none" fo:padding="0.0382in" style:vertical-align="middle"/>
      <style:paragraph-properties fo:text-align="center"/>
    </style:style>
    <style:style style:family="table-cell" style:name="a28302e">
      <style:table-cell-properties fo:border-bottom="0.0007in solid #000000" fo:border-left="0.0007in solid #000000" fo:border-right="none" fo:border-top="none" fo:padding="0.0382in" style:vertical-align="middle"/>
      <style:paragraph-properties fo:text-align="center"/>
    </style:style>
    <style:style style:family="table-cell" style:name="aa80f6a">
      <style:table-cell-properties fo:border-bottom="0.0007in solid #000000" fo:border-left="0.0007in solid #000000" fo:border-right="none" fo:border-top="none" fo:padding="0.0382in" style:vertical-align="middle"/>
      <style:paragraph-properties fo:text-align="center"/>
    </style:style>
    <style:style style:family="table-cell" style:name="a8aa5e5">
      <style:table-cell-properties fo:border-bottom="0.0007in solid #000000" fo:border-left="0.0007in solid #000000" fo:border-right="none" fo:border-top="none" fo:padding="0.0382in" style:vertical-align="middle"/>
      <style:paragraph-properties fo:text-align="center"/>
    </style:style>
    <style:style style:family="table-cell" style:name="a6dbb75">
      <style:table-cell-properties fo:border-bottom="0.0007in solid #000000" fo:border-left="0.0007in solid #000000" fo:border-right="none" fo:border-top="none" fo:padding="0.0382in" style:vertical-align="middle"/>
      <style:paragraph-properties fo:text-align="center"/>
    </style:style>
    <style:style style:family="table-cell" style:name="acdf3b4">
      <style:table-cell-properties fo:border-bottom="0.0007in solid #000000" fo:border-left="0.0007in solid #000000" fo:border-right="none" fo:border-top="none" fo:padding="0.0382in" style:vertical-align="middle"/>
      <style:paragraph-properties fo:text-align="center"/>
    </style:style>
    <style:style style:family="table-cell" style:name="a5d4313">
      <style:table-cell-properties fo:border-bottom="0.0007in solid #000000" fo:border-left="0.0007in solid #000000" fo:border-right="none" fo:border-top="none" fo:padding="0.0382in" style:vertical-align="middle"/>
      <style:paragraph-properties fo:text-align="center"/>
    </style:style>
    <style:style style:family="table-cell" style:name="a8c4c9b">
      <style:table-cell-properties fo:border-bottom="0.0007in solid #000000" fo:border-left="0.0007in solid #000000" fo:border-right="none" fo:border-top="none" fo:padding="0.0382in" style:vertical-align="middle"/>
      <style:paragraph-properties fo:text-align="center"/>
    </style:style>
    <style:style style:family="table-cell" style:name="abce367">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8519c9">
      <style:table-cell-properties fo:border-bottom="0.0007in solid #000000" fo:border-left="0.0007in solid #000000" fo:border-right="none" fo:border-top="none" fo:padding="0.0382in" style:vertical-align="middle"/>
      <style:paragraph-properties fo:text-align="center"/>
    </style:style>
    <style:style style:family="table-cell" style:name="a241f32">
      <style:table-cell-properties fo:border-bottom="0.0007in solid #000000" fo:border-left="0.0007in solid #000000" fo:border-right="none" fo:border-top="none" fo:padding="0.0382in" style:vertical-align="middle"/>
      <style:paragraph-properties fo:text-align="center"/>
    </style:style>
    <style:style style:family="table-cell" style:name="aa24ef0">
      <style:table-cell-properties fo:border-bottom="0.0007in solid #000000" fo:border-left="0.0007in solid #000000" fo:border-right="none" fo:border-top="none" fo:padding="0.0382in" style:vertical-align="middle"/>
      <style:paragraph-properties fo:text-align="center"/>
    </style:style>
    <style:style style:family="table-cell" style:name="afdbb34">
      <style:table-cell-properties fo:border-bottom="0.0007in solid #000000" fo:border-left="0.0007in solid #000000" fo:border-right="none" fo:border-top="none" fo:padding="0.0382in" style:vertical-align="middle"/>
      <style:paragraph-properties fo:text-align="center"/>
    </style:style>
    <style:style style:family="table-cell" style:name="a38201f">
      <style:table-cell-properties fo:border-bottom="0.0007in solid #000000" fo:border-left="0.0007in solid #000000" fo:border-right="none" fo:border-top="none" fo:padding="0.0382in" style:vertical-align="middle"/>
      <style:paragraph-properties fo:text-align="center"/>
    </style:style>
    <style:style style:family="table-cell" style:name="ac39547">
      <style:table-cell-properties fo:border-bottom="0.0007in solid #000000" fo:border-left="0.0007in solid #000000" fo:border-right="none" fo:border-top="none" fo:padding="0.0382in" style:vertical-align="middle"/>
      <style:paragraph-properties fo:text-align="center"/>
    </style:style>
    <style:style style:family="table-cell" style:name="ac29550">
      <style:table-cell-properties fo:border-bottom="0.0007in solid #000000" fo:border-left="0.0007in solid #000000" fo:border-right="none" fo:border-top="none" fo:padding="0.0382in" style:vertical-align="middle"/>
      <style:paragraph-properties fo:text-align="center"/>
    </style:style>
    <style:style style:family="table-cell" style:name="afb0255">
      <style:table-cell-properties fo:border-bottom="0.0007in solid #000000" fo:border-left="0.0007in solid #000000" fo:border-right="none" fo:border-top="none" fo:padding="0.0382in" style:vertical-align="middle"/>
      <style:paragraph-properties fo:text-align="center"/>
    </style:style>
    <style:style style:family="table-cell" style:name="a17a4eb">
      <style:table-cell-properties fo:border-bottom="0.0007in solid #000000" fo:border-left="0.0007in solid #000000" fo:border-right="none" fo:border-top="none" fo:padding="0.0382in" style:vertical-align="middle"/>
      <style:paragraph-properties fo:text-align="center"/>
    </style:style>
    <style:style style:family="table-cell" style:name="a3a6ec2">
      <style:table-cell-properties fo:border-bottom="0.0007in solid #000000" fo:border-left="0.0007in solid #000000" fo:border-right="none" fo:border-top="none" fo:padding="0.0382in" style:vertical-align="middle"/>
      <style:paragraph-properties fo:text-align="center"/>
    </style:style>
    <style:style style:family="table-cell" style:name="ab53fdd">
      <style:table-cell-properties fo:border-bottom="0.0007in solid #000000" fo:border-left="0.0007in solid #000000" fo:border-right="none" fo:border-top="none" fo:padding="0.0382in" style:vertical-align="middle"/>
      <style:paragraph-properties fo:text-align="center"/>
    </style:style>
    <style:style style:family="table-cell" style:name="a8cbfdc">
      <style:table-cell-properties fo:border-bottom="0.0007in solid #000000" fo:border-left="0.0007in solid #000000" fo:border-right="none" fo:border-top="none" fo:padding="0.0382in" style:vertical-align="middle"/>
      <style:paragraph-properties fo:text-align="center"/>
    </style:style>
    <style:style style:family="table-cell" style:name="a464f18">
      <style:table-cell-properties fo:border-bottom="0.0007in solid #000000" fo:border-left="0.0007in solid #000000" fo:border-right="none" fo:border-top="none" fo:padding="0.0382in" style:vertical-align="middle"/>
      <style:paragraph-properties fo:text-align="center"/>
    </style:style>
    <style:style style:family="table-cell" style:name="ac3ac54">
      <style:table-cell-properties fo:border-bottom="0.0007in solid #000000" fo:border-left="0.0007in solid #000000" fo:border-right="none" fo:border-top="none" fo:padding="0.0382in" style:vertical-align="middle"/>
      <style:paragraph-properties fo:text-align="center"/>
    </style:style>
    <style:style style:family="table-cell" style:name="a894b86">
      <style:table-cell-properties fo:border-bottom="0.0007in solid #000000" fo:border-left="0.0007in solid #000000" fo:border-right="none" fo:border-top="none" fo:padding="0.0382in" style:vertical-align="middle"/>
      <style:paragraph-properties fo:text-align="center"/>
    </style:style>
    <style:style style:family="table-cell" style:name="a532cfc">
      <style:table-cell-properties fo:border-bottom="0.0007in solid #000000" fo:border-left="0.0007in solid #000000" fo:border-right="none" fo:border-top="none" fo:padding="0.0382in" style:vertical-align="middle"/>
      <style:paragraph-properties fo:text-align="center"/>
    </style:style>
    <style:style style:family="table-cell" style:name="a9c16ce">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348620">
      <style:table-cell-properties fo:border-bottom="0.0007in solid #000000" fo:border-left="0.0007in solid #000000" fo:border-right="none" fo:border-top="none" fo:padding="0.0382in" style:vertical-align="middle"/>
      <style:paragraph-properties fo:text-align="center"/>
    </style:style>
    <style:style style:family="table-cell" style:name="a144c79">
      <style:table-cell-properties fo:border-bottom="0.0007in solid #000000" fo:border-left="0.0007in solid #000000" fo:border-right="none" fo:border-top="none" fo:padding="0.0382in" style:vertical-align="middle"/>
      <style:paragraph-properties fo:text-align="center"/>
    </style:style>
    <style:style style:family="table-cell" style:name="ad27d5b">
      <style:table-cell-properties fo:border-bottom="0.0007in solid #000000" fo:border-left="0.0007in solid #000000" fo:border-right="none" fo:border-top="none" fo:padding="0.0382in" style:vertical-align="middle"/>
      <style:paragraph-properties fo:text-align="center"/>
    </style:style>
    <style:style style:family="table-cell" style:name="acea849">
      <style:table-cell-properties fo:border-bottom="0.0007in solid #000000" fo:border-left="0.0007in solid #000000" fo:border-right="none" fo:border-top="none" fo:padding="0.0382in" style:vertical-align="middle"/>
      <style:paragraph-properties fo:text-align="center"/>
    </style:style>
    <style:style style:family="table-cell" style:name="ad956b1">
      <style:table-cell-properties fo:border-bottom="0.0007in solid #000000" fo:border-left="0.0007in solid #000000" fo:border-right="none" fo:border-top="none" fo:padding="0.0382in" style:vertical-align="middle"/>
      <style:paragraph-properties fo:text-align="center"/>
    </style:style>
    <style:style style:family="table-cell" style:name="aac97e2">
      <style:table-cell-properties fo:border-bottom="0.0007in solid #000000" fo:border-left="0.0007in solid #000000" fo:border-right="none" fo:border-top="none" fo:padding="0.0382in" style:vertical-align="middle"/>
      <style:paragraph-properties fo:text-align="center"/>
    </style:style>
    <style:style style:family="table-cell" style:name="adf6f37">
      <style:table-cell-properties fo:border-bottom="0.0007in solid #000000" fo:border-left="0.0007in solid #000000" fo:border-right="none" fo:border-top="none" fo:padding="0.0382in" style:vertical-align="middle"/>
      <style:paragraph-properties fo:text-align="center"/>
    </style:style>
    <style:style style:family="table-cell" style:name="a89db01">
      <style:table-cell-properties fo:border-bottom="0.0007in solid #000000" fo:border-left="0.0007in solid #000000" fo:border-right="none" fo:border-top="none" fo:padding="0.0382in" style:vertical-align="middle"/>
      <style:paragraph-properties fo:text-align="center"/>
    </style:style>
    <style:style style:family="table-cell" style:name="a95fac7">
      <style:table-cell-properties fo:border-bottom="0.0007in solid #000000" fo:border-left="0.0007in solid #000000" fo:border-right="none" fo:border-top="none" fo:padding="0.0382in" style:vertical-align="middle"/>
      <style:paragraph-properties fo:text-align="center"/>
    </style:style>
    <style:style style:family="table-cell" style:name="a1e76f9">
      <style:table-cell-properties fo:border-bottom="0.0007in solid #000000" fo:border-left="0.0007in solid #000000" fo:border-right="none" fo:border-top="none" fo:padding="0.0382in" style:vertical-align="middle"/>
      <style:paragraph-properties fo:text-align="center"/>
    </style:style>
    <style:style style:family="table-cell" style:name="a9fcd53">
      <style:table-cell-properties fo:border-bottom="0.0007in solid #000000" fo:border-left="0.0007in solid #000000" fo:border-right="none" fo:border-top="none" fo:padding="0.0382in" style:vertical-align="middle"/>
      <style:paragraph-properties fo:text-align="center"/>
    </style:style>
    <style:style style:family="table-cell" style:name="aa8771c">
      <style:table-cell-properties fo:border-bottom="0.0007in solid #000000" fo:border-left="0.0007in solid #000000" fo:border-right="none" fo:border-top="none" fo:padding="0.0382in" style:vertical-align="middle"/>
      <style:paragraph-properties fo:text-align="center"/>
    </style:style>
    <style:style style:family="table-cell" style:name="a556ff2">
      <style:table-cell-properties fo:border-bottom="0.0007in solid #000000" fo:border-left="0.0007in solid #000000" fo:border-right="none" fo:border-top="none" fo:padding="0.0382in" style:vertical-align="middle"/>
      <style:paragraph-properties fo:text-align="center"/>
    </style:style>
    <style:style style:family="table-cell" style:name="a963d5c">
      <style:table-cell-properties fo:border-bottom="0.0007in solid #000000" fo:border-left="0.0007in solid #000000" fo:border-right="none" fo:border-top="none" fo:padding="0.0382in" style:vertical-align="middle"/>
      <style:paragraph-properties fo:text-align="center"/>
    </style:style>
    <style:style style:family="table-cell" style:name="add4cbb">
      <style:table-cell-properties fo:border-bottom="0.0007in solid #000000" fo:border-left="0.0007in solid #000000" fo:border-right="none" fo:border-top="none" fo:padding="0.0382in" style:vertical-align="middle"/>
      <style:paragraph-properties fo:text-align="center"/>
    </style:style>
    <style:style style:family="table-cell" style:name="acac339">
      <style:table-cell-properties fo:border-bottom="0.0007in solid #000000" fo:border-left="0.0007in solid #000000" fo:border-right="none" fo:border-top="none" fo:padding="0.0382in" style:vertical-align="middle"/>
      <style:paragraph-properties fo:text-align="center"/>
    </style:style>
    <style:style style:family="table-cell" style:name="ac3bbf9">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da5cc8">
      <style:table-cell-properties fo:border-bottom="0.0007in solid #000000" fo:border-left="0.0007in solid #000000" fo:border-right="none" fo:border-top="none" fo:padding="0.0382in" style:vertical-align="middle"/>
      <style:paragraph-properties fo:text-align="center"/>
    </style:style>
    <style:style style:family="table-cell" style:name="a0c705b">
      <style:table-cell-properties fo:border-bottom="0.0007in solid #000000" fo:border-left="0.0007in solid #000000" fo:border-right="none" fo:border-top="none" fo:padding="0.0382in" style:vertical-align="middle"/>
      <style:paragraph-properties fo:text-align="center"/>
    </style:style>
    <style:style style:family="table-cell" style:name="afd9485">
      <style:table-cell-properties fo:border-bottom="0.0007in solid #000000" fo:border-left="0.0007in solid #000000" fo:border-right="none" fo:border-top="none" fo:padding="0.0382in" style:vertical-align="middle"/>
      <style:paragraph-properties fo:text-align="center"/>
    </style:style>
    <style:style style:family="table-cell" style:name="ae4671a">
      <style:table-cell-properties fo:border-bottom="0.0007in solid #000000" fo:border-left="0.0007in solid #000000" fo:border-right="none" fo:border-top="none" fo:padding="0.0382in" style:vertical-align="middle"/>
      <style:paragraph-properties fo:text-align="center"/>
    </style:style>
    <style:style style:family="table-cell" style:name="ab9d00e">
      <style:table-cell-properties fo:border-bottom="0.0007in solid #000000" fo:border-left="0.0007in solid #000000" fo:border-right="none" fo:border-top="none" fo:padding="0.0382in" style:vertical-align="middle"/>
      <style:paragraph-properties fo:text-align="center"/>
    </style:style>
    <style:style style:family="table-cell" style:name="a345c5a">
      <style:table-cell-properties fo:border-bottom="0.0007in solid #000000" fo:border-left="0.0007in solid #000000" fo:border-right="none" fo:border-top="none" fo:padding="0.0382in" style:vertical-align="middle"/>
      <style:paragraph-properties fo:text-align="center"/>
    </style:style>
    <style:style style:family="table-cell" style:name="a01db20">
      <style:table-cell-properties fo:border-bottom="0.0007in solid #000000" fo:border-left="0.0007in solid #000000" fo:border-right="none" fo:border-top="none" fo:padding="0.0382in" style:vertical-align="middle"/>
      <style:paragraph-properties fo:text-align="center"/>
    </style:style>
    <style:style style:family="table-cell" style:name="a571311">
      <style:table-cell-properties fo:border-bottom="0.0007in solid #000000" fo:border-left="0.0007in solid #000000" fo:border-right="none" fo:border-top="none" fo:padding="0.0382in" style:vertical-align="middle"/>
      <style:paragraph-properties fo:text-align="center"/>
    </style:style>
    <style:style style:family="table-cell" style:name="a047762">
      <style:table-cell-properties fo:border-bottom="0.0007in solid #000000" fo:border-left="0.0007in solid #000000" fo:border-right="none" fo:border-top="none" fo:padding="0.0382in" style:vertical-align="middle"/>
      <style:paragraph-properties fo:text-align="center"/>
    </style:style>
    <style:style style:family="table-cell" style:name="ad7c356">
      <style:table-cell-properties fo:border-bottom="0.0007in solid #000000" fo:border-left="0.0007in solid #000000" fo:border-right="none" fo:border-top="none" fo:padding="0.0382in" style:vertical-align="middle"/>
      <style:paragraph-properties fo:text-align="center"/>
    </style:style>
    <style:style style:family="table-cell" style:name="a09e4d6">
      <style:table-cell-properties fo:border-bottom="0.0007in solid #000000" fo:border-left="0.0007in solid #000000" fo:border-right="none" fo:border-top="none" fo:padding="0.0382in" style:vertical-align="middle"/>
      <style:paragraph-properties fo:text-align="center"/>
    </style:style>
    <style:style style:family="table-cell" style:name="a02f8f0">
      <style:table-cell-properties fo:border-bottom="0.0007in solid #000000" fo:border-left="0.0007in solid #000000" fo:border-right="none" fo:border-top="none" fo:padding="0.0382in" style:vertical-align="middle"/>
      <style:paragraph-properties fo:text-align="center"/>
    </style:style>
    <style:style style:family="table-cell" style:name="abc4000">
      <style:table-cell-properties fo:border-bottom="0.0007in solid #000000" fo:border-left="0.0007in solid #000000" fo:border-right="none" fo:border-top="none" fo:padding="0.0382in" style:vertical-align="middle"/>
      <style:paragraph-properties fo:text-align="center"/>
    </style:style>
    <style:style style:family="table-cell" style:name="a1a575d">
      <style:table-cell-properties fo:border-bottom="0.0007in solid #000000" fo:border-left="0.0007in solid #000000" fo:border-right="none" fo:border-top="none" fo:padding="0.0382in" style:vertical-align="middle"/>
      <style:paragraph-properties fo:text-align="center"/>
    </style:style>
    <style:style style:family="table-cell" style:name="a6ed024">
      <style:table-cell-properties fo:border-bottom="0.0007in solid #000000" fo:border-left="0.0007in solid #000000" fo:border-right="none" fo:border-top="none" fo:padding="0.0382in" style:vertical-align="middle"/>
      <style:paragraph-properties fo:text-align="center"/>
    </style:style>
    <style:style style:family="table-cell" style:name="a7157cf">
      <style:table-cell-properties fo:border-bottom="0.0007in solid #000000" fo:border-left="0.0007in solid #000000" fo:border-right="none" fo:border-top="none" fo:padding="0.0382in" style:vertical-align="middle"/>
      <style:paragraph-properties fo:text-align="center"/>
    </style:style>
    <style:style style:family="table-cell" style:name="a6f3116">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a168c5">
      <style:table-cell-properties fo:border-bottom="0.0007in solid #000000" fo:border-left="0.0007in solid #000000" fo:border-right="none" fo:border-top="none" fo:padding="0.0382in" style:vertical-align="middle"/>
      <style:paragraph-properties fo:text-align="center"/>
    </style:style>
    <style:style style:family="table-cell" style:name="af5e98e">
      <style:table-cell-properties fo:border-bottom="0.0007in solid #000000" fo:border-left="0.0007in solid #000000" fo:border-right="none" fo:border-top="none" fo:padding="0.0382in" style:vertical-align="middle"/>
      <style:paragraph-properties fo:text-align="center"/>
    </style:style>
    <style:style style:family="table-cell" style:name="a561e44">
      <style:table-cell-properties fo:border-bottom="0.0007in solid #000000" fo:border-left="0.0007in solid #000000" fo:border-right="none" fo:border-top="none" fo:padding="0.0382in" style:vertical-align="middle"/>
      <style:paragraph-properties fo:text-align="center"/>
    </style:style>
    <style:style style:family="table-cell" style:name="ad3b800">
      <style:table-cell-properties fo:border-bottom="0.0007in solid #000000" fo:border-left="0.0007in solid #000000" fo:border-right="none" fo:border-top="none" fo:padding="0.0382in" style:vertical-align="middle"/>
      <style:paragraph-properties fo:text-align="center"/>
    </style:style>
    <style:style style:family="table-cell" style:name="a199ccf">
      <style:table-cell-properties fo:border-bottom="0.0007in solid #000000" fo:border-left="0.0007in solid #000000" fo:border-right="none" fo:border-top="none" fo:padding="0.0382in" style:vertical-align="middle"/>
      <style:paragraph-properties fo:text-align="center"/>
    </style:style>
    <style:style style:family="table-cell" style:name="abaed49">
      <style:table-cell-properties fo:border-bottom="0.0007in solid #000000" fo:border-left="0.0007in solid #000000" fo:border-right="none" fo:border-top="none" fo:padding="0.0382in" style:vertical-align="middle"/>
      <style:paragraph-properties fo:text-align="center"/>
    </style:style>
    <style:style style:family="table-cell" style:name="aa558ac">
      <style:table-cell-properties fo:border-bottom="0.0007in solid #000000" fo:border-left="0.0007in solid #000000" fo:border-right="none" fo:border-top="none" fo:padding="0.0382in" style:vertical-align="middle"/>
      <style:paragraph-properties fo:text-align="center"/>
    </style:style>
    <style:style style:family="table-cell" style:name="ad1cddc">
      <style:table-cell-properties fo:border-bottom="0.0007in solid #000000" fo:border-left="0.0007in solid #000000" fo:border-right="none" fo:border-top="none" fo:padding="0.0382in" style:vertical-align="middle"/>
      <style:paragraph-properties fo:text-align="center"/>
    </style:style>
    <style:style style:family="table-cell" style:name="adee614">
      <style:table-cell-properties fo:border-bottom="0.0007in solid #000000" fo:border-left="0.0007in solid #000000" fo:border-right="none" fo:border-top="none" fo:padding="0.0382in" style:vertical-align="middle"/>
      <style:paragraph-properties fo:text-align="center"/>
    </style:style>
    <style:style style:family="table-cell" style:name="ab9672b">
      <style:table-cell-properties fo:border-bottom="0.0007in solid #000000" fo:border-left="0.0007in solid #000000" fo:border-right="none" fo:border-top="none" fo:padding="0.0382in" style:vertical-align="middle"/>
      <style:paragraph-properties fo:text-align="center"/>
    </style:style>
    <style:style style:family="table-cell" style:name="a1b2e49">
      <style:table-cell-properties fo:border-bottom="0.0007in solid #000000" fo:border-left="0.0007in solid #000000" fo:border-right="none" fo:border-top="none" fo:padding="0.0382in" style:vertical-align="middle"/>
      <style:paragraph-properties fo:text-align="center"/>
    </style:style>
    <style:style style:family="table-cell" style:name="a1cd068">
      <style:table-cell-properties fo:border-bottom="0.0007in solid #000000" fo:border-left="0.0007in solid #000000" fo:border-right="none" fo:border-top="none" fo:padding="0.0382in" style:vertical-align="middle"/>
      <style:paragraph-properties fo:text-align="center"/>
    </style:style>
    <style:style style:family="table-cell" style:name="aff28ce">
      <style:table-cell-properties fo:border-bottom="0.0007in solid #000000" fo:border-left="0.0007in solid #000000" fo:border-right="none" fo:border-top="none" fo:padding="0.0382in" style:vertical-align="middle"/>
      <style:paragraph-properties fo:text-align="center"/>
    </style:style>
    <style:style style:family="table-cell" style:name="a3caaf9">
      <style:table-cell-properties fo:border-bottom="0.0007in solid #000000" fo:border-left="0.0007in solid #000000" fo:border-right="none" fo:border-top="none" fo:padding="0.0382in" style:vertical-align="middle"/>
      <style:paragraph-properties fo:text-align="center"/>
    </style:style>
    <style:style style:family="table-cell" style:name="a4b7729">
      <style:table-cell-properties fo:border-bottom="0.0007in solid #000000" fo:border-left="0.0007in solid #000000" fo:border-right="none" fo:border-top="none" fo:padding="0.0382in" style:vertical-align="middle"/>
      <style:paragraph-properties fo:text-align="center"/>
    </style:style>
    <style:style style:family="table-cell" style:name="a63282b">
      <style:table-cell-properties fo:border-bottom="0.0007in solid #000000" fo:border-left="0.0007in solid #000000" fo:border-right="none" fo:border-top="none" fo:padding="0.0382in" style:vertical-align="middle"/>
      <style:paragraph-properties fo:text-align="center"/>
    </style:style>
    <style:style style:family="table-cell" style:name="ab334e7">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331ef8">
      <style:table-cell-properties fo:border-bottom="0.0007in solid #000000" fo:border-left="0.0007in solid #000000" fo:border-right="none" fo:border-top="none" fo:padding="0.0382in" style:vertical-align="middle"/>
      <style:paragraph-properties fo:text-align="center"/>
    </style:style>
    <style:style style:family="table-cell" style:name="a2534e1">
      <style:table-cell-properties fo:border-bottom="0.0007in solid #000000" fo:border-left="0.0007in solid #000000" fo:border-right="none" fo:border-top="none" fo:padding="0.0382in" style:vertical-align="middle"/>
      <style:paragraph-properties fo:text-align="center"/>
    </style:style>
    <style:style style:family="table-cell" style:name="ae215f7">
      <style:table-cell-properties fo:border-bottom="0.0007in solid #000000" fo:border-left="0.0007in solid #000000" fo:border-right="none" fo:border-top="none" fo:padding="0.0382in" style:vertical-align="middle"/>
      <style:paragraph-properties fo:text-align="center"/>
    </style:style>
    <style:style style:family="table-cell" style:name="a74ffdd">
      <style:table-cell-properties fo:border-bottom="0.0007in solid #000000" fo:border-left="0.0007in solid #000000" fo:border-right="none" fo:border-top="none" fo:padding="0.0382in" style:vertical-align="middle"/>
      <style:paragraph-properties fo:text-align="center"/>
    </style:style>
    <style:style style:family="table-cell" style:name="a7ed2d3">
      <style:table-cell-properties fo:border-bottom="0.0007in solid #000000" fo:border-left="0.0007in solid #000000" fo:border-right="none" fo:border-top="none" fo:padding="0.0382in" style:vertical-align="middle"/>
      <style:paragraph-properties fo:text-align="center"/>
    </style:style>
    <style:style style:family="table-cell" style:name="a55781b">
      <style:table-cell-properties fo:border-bottom="0.0007in solid #000000" fo:border-left="0.0007in solid #000000" fo:border-right="none" fo:border-top="none" fo:padding="0.0382in" style:vertical-align="middle"/>
      <style:paragraph-properties fo:text-align="center"/>
    </style:style>
    <style:style style:family="table-cell" style:name="add41bc">
      <style:table-cell-properties fo:border-bottom="0.0007in solid #000000" fo:border-left="0.0007in solid #000000" fo:border-right="none" fo:border-top="none" fo:padding="0.0382in" style:vertical-align="middle"/>
      <style:paragraph-properties fo:text-align="center"/>
    </style:style>
    <style:style style:family="table-cell" style:name="a0d4871">
      <style:table-cell-properties fo:border-bottom="0.0007in solid #000000" fo:border-left="0.0007in solid #000000" fo:border-right="none" fo:border-top="none" fo:padding="0.0382in" style:vertical-align="middle"/>
      <style:paragraph-properties fo:text-align="center"/>
    </style:style>
    <style:style style:family="table-cell" style:name="ae29cd8">
      <style:table-cell-properties fo:border-bottom="0.0007in solid #000000" fo:border-left="0.0007in solid #000000" fo:border-right="none" fo:border-top="none" fo:padding="0.0382in" style:vertical-align="middle"/>
      <style:paragraph-properties fo:text-align="center"/>
    </style:style>
    <style:style style:family="table-cell" style:name="a1c7ceb">
      <style:table-cell-properties fo:border-bottom="0.0007in solid #000000" fo:border-left="0.0007in solid #000000" fo:border-right="none" fo:border-top="none" fo:padding="0.0382in" style:vertical-align="middle"/>
      <style:paragraph-properties fo:text-align="center"/>
    </style:style>
    <style:style style:family="table-cell" style:name="a12e49e">
      <style:table-cell-properties fo:border-bottom="0.0007in solid #000000" fo:border-left="0.0007in solid #000000" fo:border-right="none" fo:border-top="none" fo:padding="0.0382in" style:vertical-align="middle"/>
      <style:paragraph-properties fo:text-align="center"/>
    </style:style>
    <style:style style:family="table-cell" style:name="a4e0e2f">
      <style:table-cell-properties fo:border-bottom="0.0007in solid #000000" fo:border-left="0.0007in solid #000000" fo:border-right="none" fo:border-top="none" fo:padding="0.0382in" style:vertical-align="middle"/>
      <style:paragraph-properties fo:text-align="center"/>
    </style:style>
    <style:style style:family="table-cell" style:name="a18377a">
      <style:table-cell-properties fo:border-bottom="0.0007in solid #000000" fo:border-left="0.0007in solid #000000" fo:border-right="none" fo:border-top="none" fo:padding="0.0382in" style:vertical-align="middle"/>
      <style:paragraph-properties fo:text-align="center"/>
    </style:style>
    <style:style style:family="table-cell" style:name="af70800">
      <style:table-cell-properties fo:border-bottom="0.0007in solid #000000" fo:border-left="0.0007in solid #000000" fo:border-right="none" fo:border-top="none" fo:padding="0.0382in" style:vertical-align="middle"/>
      <style:paragraph-properties fo:text-align="center"/>
    </style:style>
    <style:style style:family="table-cell" style:name="ac6a867">
      <style:table-cell-properties fo:border-bottom="0.0007in solid #000000" fo:border-left="0.0007in solid #000000" fo:border-right="none" fo:border-top="none" fo:padding="0.0382in" style:vertical-align="middle"/>
      <style:paragraph-properties fo:text-align="center"/>
    </style:style>
    <style:style style:family="table-cell" style:name="ab286bc">
      <style:table-cell-properties fo:border-bottom="0.0007in solid #000000" fo:border-left="0.0007in solid #000000" fo:border-right="none" fo:border-top="none" fo:padding="0.0382in" style:vertical-align="middle"/>
      <style:paragraph-properties fo:text-align="center"/>
    </style:style>
    <style:style style:family="table-cell" style:name="af11924">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f54e98">
      <style:table-cell-properties fo:border-bottom="0.0007in solid #000000" fo:border-left="0.0007in solid #000000" fo:border-right="none" fo:border-top="none" fo:padding="0.0382in" style:vertical-align="middle"/>
      <style:paragraph-properties fo:text-align="center"/>
    </style:style>
    <style:style style:family="table-cell" style:name="a66964a">
      <style:table-cell-properties fo:border-bottom="0.0007in solid #000000" fo:border-left="0.0007in solid #000000" fo:border-right="none" fo:border-top="none" fo:padding="0.0382in" style:vertical-align="middle"/>
      <style:paragraph-properties fo:text-align="center"/>
    </style:style>
    <style:style style:family="table-cell" style:name="ac87afc">
      <style:table-cell-properties fo:border-bottom="0.0007in solid #000000" fo:border-left="0.0007in solid #000000" fo:border-right="none" fo:border-top="none" fo:padding="0.0382in" style:vertical-align="middle"/>
      <style:paragraph-properties fo:text-align="center"/>
    </style:style>
    <style:style style:family="table-cell" style:name="a210069">
      <style:table-cell-properties fo:border-bottom="0.0007in solid #000000" fo:border-left="0.0007in solid #000000" fo:border-right="none" fo:border-top="none" fo:padding="0.0382in" style:vertical-align="middle"/>
      <style:paragraph-properties fo:text-align="center"/>
    </style:style>
    <style:style style:family="table-cell" style:name="ab7f34f">
      <style:table-cell-properties fo:border-bottom="0.0007in solid #000000" fo:border-left="0.0007in solid #000000" fo:border-right="none" fo:border-top="none" fo:padding="0.0382in" style:vertical-align="middle"/>
      <style:paragraph-properties fo:text-align="center"/>
    </style:style>
    <style:style style:family="table-cell" style:name="a1eaeea">
      <style:table-cell-properties fo:border-bottom="0.0007in solid #000000" fo:border-left="0.0007in solid #000000" fo:border-right="none" fo:border-top="none" fo:padding="0.0382in" style:vertical-align="middle"/>
      <style:paragraph-properties fo:text-align="center"/>
    </style:style>
    <style:style style:family="table-cell" style:name="a1a3602">
      <style:table-cell-properties fo:border-bottom="0.0007in solid #000000" fo:border-left="0.0007in solid #000000" fo:border-right="none" fo:border-top="none" fo:padding="0.0382in" style:vertical-align="middle"/>
      <style:paragraph-properties fo:text-align="center"/>
    </style:style>
    <style:style style:family="table-cell" style:name="a766e6d">
      <style:table-cell-properties fo:border-bottom="0.0007in solid #000000" fo:border-left="0.0007in solid #000000" fo:border-right="none" fo:border-top="none" fo:padding="0.0382in" style:vertical-align="middle"/>
      <style:paragraph-properties fo:text-align="center"/>
    </style:style>
    <style:style style:family="table-cell" style:name="ad2e1b7">
      <style:table-cell-properties fo:border-bottom="0.0007in solid #000000" fo:border-left="0.0007in solid #000000" fo:border-right="none" fo:border-top="none" fo:padding="0.0382in" style:vertical-align="middle"/>
      <style:paragraph-properties fo:text-align="center"/>
    </style:style>
    <style:style style:family="table-cell" style:name="ae905bd">
      <style:table-cell-properties fo:border-bottom="0.0007in solid #000000" fo:border-left="0.0007in solid #000000" fo:border-right="none" fo:border-top="none" fo:padding="0.0382in" style:vertical-align="middle"/>
      <style:paragraph-properties fo:text-align="center"/>
    </style:style>
    <style:style style:family="table-cell" style:name="a4b6fd2">
      <style:table-cell-properties fo:border-bottom="0.0007in solid #000000" fo:border-left="0.0007in solid #000000" fo:border-right="none" fo:border-top="none" fo:padding="0.0382in" style:vertical-align="middle"/>
      <style:paragraph-properties fo:text-align="center"/>
    </style:style>
    <style:style style:family="table-cell" style:name="ad289bb">
      <style:table-cell-properties fo:border-bottom="0.0007in solid #000000" fo:border-left="0.0007in solid #000000" fo:border-right="none" fo:border-top="none" fo:padding="0.0382in" style:vertical-align="middle"/>
      <style:paragraph-properties fo:text-align="center"/>
    </style:style>
    <style:style style:family="table-cell" style:name="ac512c4">
      <style:table-cell-properties fo:border-bottom="0.0007in solid #000000" fo:border-left="0.0007in solid #000000" fo:border-right="none" fo:border-top="none" fo:padding="0.0382in" style:vertical-align="middle"/>
      <style:paragraph-properties fo:text-align="center"/>
    </style:style>
    <style:style style:family="table-cell" style:name="ac979bd">
      <style:table-cell-properties fo:border-bottom="0.0007in solid #000000" fo:border-left="0.0007in solid #000000" fo:border-right="none" fo:border-top="none" fo:padding="0.0382in" style:vertical-align="middle"/>
      <style:paragraph-properties fo:text-align="center"/>
    </style:style>
    <style:style style:family="table-cell" style:name="a3eddf5">
      <style:table-cell-properties fo:border-bottom="0.0007in solid #000000" fo:border-left="0.0007in solid #000000" fo:border-right="none" fo:border-top="none" fo:padding="0.0382in" style:vertical-align="middle"/>
      <style:paragraph-properties fo:text-align="center"/>
    </style:style>
    <style:style style:family="table-cell" style:name="a272351">
      <style:table-cell-properties fo:border-bottom="0.0007in solid #000000" fo:border-left="0.0007in solid #000000" fo:border-right="none" fo:border-top="none" fo:padding="0.0382in" style:vertical-align="middle"/>
      <style:paragraph-properties fo:text-align="center"/>
    </style:style>
    <style:style style:family="table-cell" style:name="acb8407">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ed655d">
      <style:table-cell-properties fo:border-bottom="0.0007in solid #000000" fo:border-left="0.0007in solid #000000" fo:border-right="none" fo:border-top="none" fo:padding="0.0382in" style:vertical-align="middle"/>
      <style:paragraph-properties fo:text-align="center"/>
    </style:style>
    <style:style style:family="table-cell" style:name="a6553dd">
      <style:table-cell-properties fo:border-bottom="0.0007in solid #000000" fo:border-left="0.0007in solid #000000" fo:border-right="none" fo:border-top="none" fo:padding="0.0382in" style:vertical-align="middle"/>
      <style:paragraph-properties fo:text-align="center"/>
    </style:style>
    <style:style style:family="table-cell" style:name="a1ed808">
      <style:table-cell-properties fo:border-bottom="0.0007in solid #000000" fo:border-left="0.0007in solid #000000" fo:border-right="none" fo:border-top="none" fo:padding="0.0382in" style:vertical-align="middle"/>
      <style:paragraph-properties fo:text-align="center"/>
    </style:style>
    <style:style style:family="table-cell" style:name="a94ebb4">
      <style:table-cell-properties fo:border-bottom="0.0007in solid #000000" fo:border-left="0.0007in solid #000000" fo:border-right="none" fo:border-top="none" fo:padding="0.0382in" style:vertical-align="middle"/>
      <style:paragraph-properties fo:text-align="center"/>
    </style:style>
    <style:style style:family="table-cell" style:name="a58dfe3">
      <style:table-cell-properties fo:border-bottom="0.0007in solid #000000" fo:border-left="0.0007in solid #000000" fo:border-right="none" fo:border-top="none" fo:padding="0.0382in" style:vertical-align="middle"/>
      <style:paragraph-properties fo:text-align="center"/>
    </style:style>
    <style:style style:family="table-cell" style:name="aca9d13">
      <style:table-cell-properties fo:border-bottom="0.0007in solid #000000" fo:border-left="0.0007in solid #000000" fo:border-right="none" fo:border-top="none" fo:padding="0.0382in" style:vertical-align="middle"/>
      <style:paragraph-properties fo:text-align="center"/>
    </style:style>
    <style:style style:family="table-cell" style:name="ad8884b">
      <style:table-cell-properties fo:border-bottom="0.0007in solid #000000" fo:border-left="0.0007in solid #000000" fo:border-right="none" fo:border-top="none" fo:padding="0.0382in" style:vertical-align="middle"/>
      <style:paragraph-properties fo:text-align="center"/>
    </style:style>
    <style:style style:family="table-cell" style:name="a42f384">
      <style:table-cell-properties fo:border-bottom="0.0007in solid #000000" fo:border-left="0.0007in solid #000000" fo:border-right="none" fo:border-top="none" fo:padding="0.0382in" style:vertical-align="middle"/>
      <style:paragraph-properties fo:text-align="center"/>
    </style:style>
    <style:style style:family="table-cell" style:name="aa469fc">
      <style:table-cell-properties fo:border-bottom="0.0007in solid #000000" fo:border-left="0.0007in solid #000000" fo:border-right="none" fo:border-top="none" fo:padding="0.0382in" style:vertical-align="middle"/>
      <style:paragraph-properties fo:text-align="center"/>
    </style:style>
    <style:style style:family="table-cell" style:name="a0f7b41">
      <style:table-cell-properties fo:border-bottom="0.0007in solid #000000" fo:border-left="0.0007in solid #000000" fo:border-right="none" fo:border-top="none" fo:padding="0.0382in" style:vertical-align="middle"/>
      <style:paragraph-properties fo:text-align="center"/>
    </style:style>
    <style:style style:family="table-cell" style:name="a4ca025">
      <style:table-cell-properties fo:border-bottom="0.0007in solid #000000" fo:border-left="0.0007in solid #000000" fo:border-right="none" fo:border-top="none" fo:padding="0.0382in" style:vertical-align="middle"/>
      <style:paragraph-properties fo:text-align="center"/>
    </style:style>
    <style:style style:family="table-cell" style:name="a350459">
      <style:table-cell-properties fo:border-bottom="0.0007in solid #000000" fo:border-left="0.0007in solid #000000" fo:border-right="none" fo:border-top="none" fo:padding="0.0382in" style:vertical-align="middle"/>
      <style:paragraph-properties fo:text-align="center"/>
    </style:style>
    <style:style style:family="table-cell" style:name="a0f1fb4">
      <style:table-cell-properties fo:border-bottom="0.0007in solid #000000" fo:border-left="0.0007in solid #000000" fo:border-right="none" fo:border-top="none" fo:padding="0.0382in" style:vertical-align="middle"/>
      <style:paragraph-properties fo:text-align="center"/>
    </style:style>
    <style:style style:family="table-cell" style:name="a4371f8">
      <style:table-cell-properties fo:border-bottom="0.0007in solid #000000" fo:border-left="0.0007in solid #000000" fo:border-right="none" fo:border-top="none" fo:padding="0.0382in" style:vertical-align="middle"/>
      <style:paragraph-properties fo:text-align="center"/>
    </style:style>
    <style:style style:family="table-cell" style:name="a87e988">
      <style:table-cell-properties fo:border-bottom="0.0007in solid #000000" fo:border-left="0.0007in solid #000000" fo:border-right="none" fo:border-top="none" fo:padding="0.0382in" style:vertical-align="middle"/>
      <style:paragraph-properties fo:text-align="center"/>
    </style:style>
    <style:style style:family="table-cell" style:name="acfecbb">
      <style:table-cell-properties fo:border-bottom="0.0007in solid #000000" fo:border-left="0.0007in solid #000000" fo:border-right="none" fo:border-top="none" fo:padding="0.0382in" style:vertical-align="middle"/>
      <style:paragraph-properties fo:text-align="center"/>
    </style:style>
    <style:style style:family="table-cell" style:name="ad2c9af">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7c4a61">
      <style:table-cell-properties fo:border-bottom="0.0007in solid #000000" fo:border-left="0.0007in solid #000000" fo:border-right="none" fo:border-top="none" fo:padding="0.0382in" style:vertical-align="middle"/>
      <style:paragraph-properties fo:text-align="center"/>
    </style:style>
    <style:style style:family="table-cell" style:name="ae4e302">
      <style:table-cell-properties fo:border-bottom="0.0007in solid #000000" fo:border-left="0.0007in solid #000000" fo:border-right="none" fo:border-top="none" fo:padding="0.0382in" style:vertical-align="middle"/>
      <style:paragraph-properties fo:text-align="center"/>
    </style:style>
    <style:style style:family="table-cell" style:name="ad4ec25">
      <style:table-cell-properties fo:border-bottom="0.0007in solid #000000" fo:border-left="0.0007in solid #000000" fo:border-right="none" fo:border-top="none" fo:padding="0.0382in" style:vertical-align="middle"/>
      <style:paragraph-properties fo:text-align="center"/>
    </style:style>
    <style:style style:family="table-cell" style:name="a3867b7">
      <style:table-cell-properties fo:border-bottom="0.0007in solid #000000" fo:border-left="0.0007in solid #000000" fo:border-right="none" fo:border-top="none" fo:padding="0.0382in" style:vertical-align="middle"/>
      <style:paragraph-properties fo:text-align="center"/>
    </style:style>
    <style:style style:family="table-cell" style:name="a1c78a6">
      <style:table-cell-properties fo:border-bottom="0.0007in solid #000000" fo:border-left="0.0007in solid #000000" fo:border-right="none" fo:border-top="none" fo:padding="0.0382in" style:vertical-align="middle"/>
      <style:paragraph-properties fo:text-align="center"/>
    </style:style>
    <style:style style:family="table-cell" style:name="ad1d4ac">
      <style:table-cell-properties fo:border-bottom="0.0007in solid #000000" fo:border-left="0.0007in solid #000000" fo:border-right="none" fo:border-top="none" fo:padding="0.0382in" style:vertical-align="middle"/>
      <style:paragraph-properties fo:text-align="center"/>
    </style:style>
    <style:style style:family="table-cell" style:name="ae1ed1a">
      <style:table-cell-properties fo:border-bottom="0.0007in solid #000000" fo:border-left="0.0007in solid #000000" fo:border-right="none" fo:border-top="none" fo:padding="0.0382in" style:vertical-align="middle"/>
      <style:paragraph-properties fo:text-align="center"/>
    </style:style>
    <style:style style:family="table-cell" style:name="a650e9d">
      <style:table-cell-properties fo:border-bottom="0.0007in solid #000000" fo:border-left="0.0007in solid #000000" fo:border-right="none" fo:border-top="none" fo:padding="0.0382in" style:vertical-align="middle"/>
      <style:paragraph-properties fo:text-align="center"/>
    </style:style>
    <style:style style:family="table-cell" style:name="af4cd36">
      <style:table-cell-properties fo:border-bottom="0.0007in solid #000000" fo:border-left="0.0007in solid #000000" fo:border-right="none" fo:border-top="none" fo:padding="0.0382in" style:vertical-align="middle"/>
      <style:paragraph-properties fo:text-align="center"/>
    </style:style>
    <style:style style:family="table-cell" style:name="a7f1d73">
      <style:table-cell-properties fo:border-bottom="0.0007in solid #000000" fo:border-left="0.0007in solid #000000" fo:border-right="none" fo:border-top="none" fo:padding="0.0382in" style:vertical-align="middle"/>
      <style:paragraph-properties fo:text-align="center"/>
    </style:style>
    <style:style style:family="table-cell" style:name="a63f814">
      <style:table-cell-properties fo:border-bottom="0.0007in solid #000000" fo:border-left="0.0007in solid #000000" fo:border-right="none" fo:border-top="none" fo:padding="0.0382in" style:vertical-align="middle"/>
      <style:paragraph-properties fo:text-align="center"/>
    </style:style>
    <style:style style:family="table-cell" style:name="a383367">
      <style:table-cell-properties fo:border-bottom="0.0007in solid #000000" fo:border-left="0.0007in solid #000000" fo:border-right="none" fo:border-top="none" fo:padding="0.0382in" style:vertical-align="middle"/>
      <style:paragraph-properties fo:text-align="center"/>
    </style:style>
    <style:style style:family="table-cell" style:name="ad11bdd">
      <style:table-cell-properties fo:border-bottom="0.0007in solid #000000" fo:border-left="0.0007in solid #000000" fo:border-right="none" fo:border-top="none" fo:padding="0.0382in" style:vertical-align="middle"/>
      <style:paragraph-properties fo:text-align="center"/>
    </style:style>
    <style:style style:family="table-cell" style:name="a0672ad">
      <style:table-cell-properties fo:border-bottom="0.0007in solid #000000" fo:border-left="0.0007in solid #000000" fo:border-right="none" fo:border-top="none" fo:padding="0.0382in" style:vertical-align="middle"/>
      <style:paragraph-properties fo:text-align="center"/>
    </style:style>
    <style:style style:family="table-cell" style:name="a9c293b">
      <style:table-cell-properties fo:border-bottom="0.0007in solid #000000" fo:border-left="0.0007in solid #000000" fo:border-right="none" fo:border-top="none" fo:padding="0.0382in" style:vertical-align="middle"/>
      <style:paragraph-properties fo:text-align="center"/>
    </style:style>
    <style:style style:family="table-cell" style:name="addbdce">
      <style:table-cell-properties fo:border-bottom="0.0007in solid #000000" fo:border-left="0.0007in solid #000000" fo:border-right="none" fo:border-top="none" fo:padding="0.0382in" style:vertical-align="middle"/>
      <style:paragraph-properties fo:text-align="center"/>
    </style:style>
    <style:style style:family="table-cell" style:name="a8ac29d">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390c00">
      <style:table-cell-properties fo:border-bottom="0.0007in solid #000000" fo:border-left="0.0007in solid #000000" fo:border-right="none" fo:border-top="none" fo:padding="0.0382in" style:vertical-align="middle"/>
      <style:paragraph-properties fo:text-align="center"/>
    </style:style>
    <style:style style:family="table-cell" style:name="a56b2f4">
      <style:table-cell-properties fo:border-bottom="0.0007in solid #000000" fo:border-left="0.0007in solid #000000" fo:border-right="none" fo:border-top="none" fo:padding="0.0382in" style:vertical-align="middle"/>
      <style:paragraph-properties fo:text-align="center"/>
    </style:style>
    <style:style style:family="table-cell" style:name="ae77c0b">
      <style:table-cell-properties fo:border-bottom="0.0007in solid #000000" fo:border-left="0.0007in solid #000000" fo:border-right="none" fo:border-top="none" fo:padding="0.0382in" style:vertical-align="middle"/>
      <style:paragraph-properties fo:text-align="center"/>
    </style:style>
    <style:style style:family="table-cell" style:name="a6f3a6a">
      <style:table-cell-properties fo:border-bottom="0.0007in solid #000000" fo:border-left="0.0007in solid #000000" fo:border-right="none" fo:border-top="none" fo:padding="0.0382in" style:vertical-align="middle"/>
      <style:paragraph-properties fo:text-align="center"/>
    </style:style>
    <style:style style:family="table-cell" style:name="a47f59b">
      <style:table-cell-properties fo:border-bottom="0.0007in solid #000000" fo:border-left="0.0007in solid #000000" fo:border-right="none" fo:border-top="none" fo:padding="0.0382in" style:vertical-align="middle"/>
      <style:paragraph-properties fo:text-align="center"/>
    </style:style>
    <style:style style:family="table-cell" style:name="a9ab737">
      <style:table-cell-properties fo:border-bottom="0.0007in solid #000000" fo:border-left="0.0007in solid #000000" fo:border-right="none" fo:border-top="none" fo:padding="0.0382in" style:vertical-align="middle"/>
      <style:paragraph-properties fo:text-align="center"/>
    </style:style>
    <style:style style:family="table-cell" style:name="adad1fb">
      <style:table-cell-properties fo:border-bottom="0.0007in solid #000000" fo:border-left="0.0007in solid #000000" fo:border-right="none" fo:border-top="none" fo:padding="0.0382in" style:vertical-align="middle"/>
      <style:paragraph-properties fo:text-align="center"/>
    </style:style>
    <style:style style:family="table-cell" style:name="aa41ba4">
      <style:table-cell-properties fo:border-bottom="0.0007in solid #000000" fo:border-left="0.0007in solid #000000" fo:border-right="none" fo:border-top="none" fo:padding="0.0382in" style:vertical-align="middle"/>
      <style:paragraph-properties fo:text-align="center"/>
    </style:style>
    <style:style style:family="table-cell" style:name="ae702b6">
      <style:table-cell-properties fo:border-bottom="0.0007in solid #000000" fo:border-left="0.0007in solid #000000" fo:border-right="none" fo:border-top="none" fo:padding="0.0382in" style:vertical-align="middle"/>
      <style:paragraph-properties fo:text-align="center"/>
    </style:style>
    <style:style style:family="table-cell" style:name="ae901be">
      <style:table-cell-properties fo:border-bottom="0.0007in solid #000000" fo:border-left="0.0007in solid #000000" fo:border-right="none" fo:border-top="none" fo:padding="0.0382in" style:vertical-align="middle"/>
      <style:paragraph-properties fo:text-align="center"/>
    </style:style>
    <style:style style:family="table-cell" style:name="a20bd85">
      <style:table-cell-properties fo:border-bottom="0.0007in solid #000000" fo:border-left="0.0007in solid #000000" fo:border-right="none" fo:border-top="none" fo:padding="0.0382in" style:vertical-align="middle"/>
      <style:paragraph-properties fo:text-align="center"/>
    </style:style>
    <style:style style:family="table-cell" style:name="a354073">
      <style:table-cell-properties fo:border-bottom="0.0007in solid #000000" fo:border-left="0.0007in solid #000000" fo:border-right="none" fo:border-top="none" fo:padding="0.0382in" style:vertical-align="middle"/>
      <style:paragraph-properties fo:text-align="center"/>
    </style:style>
    <style:style style:family="table-cell" style:name="a601a74">
      <style:table-cell-properties fo:border-bottom="0.0007in solid #000000" fo:border-left="0.0007in solid #000000" fo:border-right="none" fo:border-top="none" fo:padding="0.0382in" style:vertical-align="middle"/>
      <style:paragraph-properties fo:text-align="center"/>
    </style:style>
    <style:style style:family="table-cell" style:name="a96ecfb">
      <style:table-cell-properties fo:border-bottom="0.0007in solid #000000" fo:border-left="0.0007in solid #000000" fo:border-right="none" fo:border-top="none" fo:padding="0.0382in" style:vertical-align="middle"/>
      <style:paragraph-properties fo:text-align="center"/>
    </style:style>
    <style:style style:family="table-cell" style:name="a2f8a5f">
      <style:table-cell-properties fo:border-bottom="0.0007in solid #000000" fo:border-left="0.0007in solid #000000" fo:border-right="none" fo:border-top="none" fo:padding="0.0382in" style:vertical-align="middle"/>
      <style:paragraph-properties fo:text-align="center"/>
    </style:style>
    <style:style style:family="table-cell" style:name="aa4eedd">
      <style:table-cell-properties fo:border-bottom="0.0007in solid #000000" fo:border-left="0.0007in solid #000000" fo:border-right="none" fo:border-top="none" fo:padding="0.0382in" style:vertical-align="middle"/>
      <style:paragraph-properties fo:text-align="center"/>
    </style:style>
    <style:style style:family="table-cell" style:name="a49d8fb">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71fbe4">
      <style:table-cell-properties fo:border-bottom="0.0007in solid #000000" fo:border-left="0.0007in solid #000000" fo:border-right="none" fo:border-top="none" fo:padding="0.0382in" style:vertical-align="middle"/>
      <style:paragraph-properties fo:text-align="center"/>
    </style:style>
    <style:style style:family="table-cell" style:name="a96cf1a">
      <style:table-cell-properties fo:border-bottom="0.0007in solid #000000" fo:border-left="0.0007in solid #000000" fo:border-right="none" fo:border-top="none" fo:padding="0.0382in" style:vertical-align="middle"/>
      <style:paragraph-properties fo:text-align="center"/>
    </style:style>
    <style:style style:family="table-cell" style:name="a2934c8">
      <style:table-cell-properties fo:border-bottom="0.0007in solid #000000" fo:border-left="0.0007in solid #000000" fo:border-right="none" fo:border-top="none" fo:padding="0.0382in" style:vertical-align="middle"/>
      <style:paragraph-properties fo:text-align="center"/>
    </style:style>
    <style:style style:family="table-cell" style:name="a39bef5">
      <style:table-cell-properties fo:border-bottom="0.0007in solid #000000" fo:border-left="0.0007in solid #000000" fo:border-right="none" fo:border-top="none" fo:padding="0.0382in" style:vertical-align="middle"/>
      <style:paragraph-properties fo:text-align="center"/>
    </style:style>
    <style:style style:family="table-cell" style:name="a1ff28e">
      <style:table-cell-properties fo:border-bottom="0.0007in solid #000000" fo:border-left="0.0007in solid #000000" fo:border-right="none" fo:border-top="none" fo:padding="0.0382in" style:vertical-align="middle"/>
      <style:paragraph-properties fo:text-align="center"/>
    </style:style>
    <style:style style:family="table-cell" style:name="a4f8d84">
      <style:table-cell-properties fo:border-bottom="0.0007in solid #000000" fo:border-left="0.0007in solid #000000" fo:border-right="none" fo:border-top="none" fo:padding="0.0382in" style:vertical-align="middle"/>
      <style:paragraph-properties fo:text-align="center"/>
    </style:style>
    <style:style style:family="table-cell" style:name="a3cdfae">
      <style:table-cell-properties fo:border-bottom="0.0007in solid #000000" fo:border-left="0.0007in solid #000000" fo:border-right="none" fo:border-top="none" fo:padding="0.0382in" style:vertical-align="middle"/>
      <style:paragraph-properties fo:text-align="center"/>
    </style:style>
    <style:style style:family="table-cell" style:name="ad76954">
      <style:table-cell-properties fo:border-bottom="0.0007in solid #000000" fo:border-left="0.0007in solid #000000" fo:border-right="none" fo:border-top="none" fo:padding="0.0382in" style:vertical-align="middle"/>
      <style:paragraph-properties fo:text-align="center"/>
    </style:style>
    <style:style style:family="table-cell" style:name="a9e7799">
      <style:table-cell-properties fo:border-bottom="0.0007in solid #000000" fo:border-left="0.0007in solid #000000" fo:border-right="none" fo:border-top="none" fo:padding="0.0382in" style:vertical-align="middle"/>
      <style:paragraph-properties fo:text-align="center"/>
    </style:style>
    <style:style style:family="table-cell" style:name="a539050">
      <style:table-cell-properties fo:border-bottom="0.0007in solid #000000" fo:border-left="0.0007in solid #000000" fo:border-right="none" fo:border-top="none" fo:padding="0.0382in" style:vertical-align="middle"/>
      <style:paragraph-properties fo:text-align="center"/>
    </style:style>
    <style:style style:family="table-cell" style:name="acdba38">
      <style:table-cell-properties fo:border-bottom="0.0007in solid #000000" fo:border-left="0.0007in solid #000000" fo:border-right="none" fo:border-top="none" fo:padding="0.0382in" style:vertical-align="middle"/>
      <style:paragraph-properties fo:text-align="center"/>
    </style:style>
    <style:style style:family="table-cell" style:name="a2b8b67">
      <style:table-cell-properties fo:border-bottom="0.0007in solid #000000" fo:border-left="0.0007in solid #000000" fo:border-right="none" fo:border-top="none" fo:padding="0.0382in" style:vertical-align="middle"/>
      <style:paragraph-properties fo:text-align="center"/>
    </style:style>
    <style:style style:family="table-cell" style:name="adc8868">
      <style:table-cell-properties fo:border-bottom="0.0007in solid #000000" fo:border-left="0.0007in solid #000000" fo:border-right="none" fo:border-top="none" fo:padding="0.0382in" style:vertical-align="middle"/>
      <style:paragraph-properties fo:text-align="center"/>
    </style:style>
    <style:style style:family="table-cell" style:name="a086019">
      <style:table-cell-properties fo:border-bottom="0.0007in solid #000000" fo:border-left="0.0007in solid #000000" fo:border-right="none" fo:border-top="none" fo:padding="0.0382in" style:vertical-align="middle"/>
      <style:paragraph-properties fo:text-align="center"/>
    </style:style>
    <style:style style:family="table-cell" style:name="a1cf9a0">
      <style:table-cell-properties fo:border-bottom="0.0007in solid #000000" fo:border-left="0.0007in solid #000000" fo:border-right="none" fo:border-top="none" fo:padding="0.0382in" style:vertical-align="middle"/>
      <style:paragraph-properties fo:text-align="center"/>
    </style:style>
    <style:style style:family="table-cell" style:name="ae2a540">
      <style:table-cell-properties fo:border-bottom="0.0007in solid #000000" fo:border-left="0.0007in solid #000000" fo:border-right="none" fo:border-top="none" fo:padding="0.0382in" style:vertical-align="middle"/>
      <style:paragraph-properties fo:text-align="center"/>
    </style:style>
    <style:style style:family="table-cell" style:name="aa74a2e">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7b69b0">
      <style:table-cell-properties fo:border-bottom="0.0007in solid #000000" fo:border-left="0.0007in solid #000000" fo:border-right="none" fo:border-top="none" fo:padding="0.0382in" style:vertical-align="middle"/>
      <style:paragraph-properties fo:text-align="center"/>
    </style:style>
    <style:style style:family="table-cell" style:name="a5a04dc">
      <style:table-cell-properties fo:border-bottom="0.0007in solid #000000" fo:border-left="0.0007in solid #000000" fo:border-right="none" fo:border-top="none" fo:padding="0.0382in" style:vertical-align="middle"/>
      <style:paragraph-properties fo:text-align="center"/>
    </style:style>
    <style:style style:family="table-cell" style:name="a80b06f">
      <style:table-cell-properties fo:border-bottom="0.0007in solid #000000" fo:border-left="0.0007in solid #000000" fo:border-right="none" fo:border-top="none" fo:padding="0.0382in" style:vertical-align="middle"/>
      <style:paragraph-properties fo:text-align="center"/>
    </style:style>
    <style:style style:family="table-cell" style:name="a0b01c3">
      <style:table-cell-properties fo:border-bottom="0.0007in solid #000000" fo:border-left="0.0007in solid #000000" fo:border-right="none" fo:border-top="none" fo:padding="0.0382in" style:vertical-align="middle"/>
      <style:paragraph-properties fo:text-align="center"/>
    </style:style>
    <style:style style:family="table-cell" style:name="ac62fba">
      <style:table-cell-properties fo:border-bottom="0.0007in solid #000000" fo:border-left="0.0007in solid #000000" fo:border-right="none" fo:border-top="none" fo:padding="0.0382in" style:vertical-align="middle"/>
      <style:paragraph-properties fo:text-align="center"/>
    </style:style>
    <style:style style:family="table-cell" style:name="a1affac">
      <style:table-cell-properties fo:border-bottom="0.0007in solid #000000" fo:border-left="0.0007in solid #000000" fo:border-right="none" fo:border-top="none" fo:padding="0.0382in" style:vertical-align="middle"/>
      <style:paragraph-properties fo:text-align="center"/>
    </style:style>
    <style:style style:family="table-cell" style:name="a303d03">
      <style:table-cell-properties fo:border-bottom="0.0007in solid #000000" fo:border-left="0.0007in solid #000000" fo:border-right="none" fo:border-top="none" fo:padding="0.0382in" style:vertical-align="middle"/>
      <style:paragraph-properties fo:text-align="center"/>
    </style:style>
    <style:style style:family="table-cell" style:name="ad83c56">
      <style:table-cell-properties fo:border-bottom="0.0007in solid #000000" fo:border-left="0.0007in solid #000000" fo:border-right="none" fo:border-top="none" fo:padding="0.0382in" style:vertical-align="middle"/>
      <style:paragraph-properties fo:text-align="center"/>
    </style:style>
    <style:style style:family="table-cell" style:name="a32a1a0">
      <style:table-cell-properties fo:border-bottom="0.0007in solid #000000" fo:border-left="0.0007in solid #000000" fo:border-right="none" fo:border-top="none" fo:padding="0.0382in" style:vertical-align="middle"/>
      <style:paragraph-properties fo:text-align="center"/>
    </style:style>
    <style:style style:family="table-cell" style:name="a19c365">
      <style:table-cell-properties fo:border-bottom="0.0007in solid #000000" fo:border-left="0.0007in solid #000000" fo:border-right="none" fo:border-top="none" fo:padding="0.0382in" style:vertical-align="middle"/>
      <style:paragraph-properties fo:text-align="center"/>
    </style:style>
    <style:style style:family="table-cell" style:name="aecb8e3">
      <style:table-cell-properties fo:border-bottom="0.0007in solid #000000" fo:border-left="0.0007in solid #000000" fo:border-right="none" fo:border-top="none" fo:padding="0.0382in" style:vertical-align="middle"/>
      <style:paragraph-properties fo:text-align="center"/>
    </style:style>
    <style:style style:family="table-cell" style:name="a3472e4">
      <style:table-cell-properties fo:border-bottom="0.0007in solid #000000" fo:border-left="0.0007in solid #000000" fo:border-right="none" fo:border-top="none" fo:padding="0.0382in" style:vertical-align="middle"/>
      <style:paragraph-properties fo:text-align="center"/>
    </style:style>
    <style:style style:family="table-cell" style:name="ae0f1c8">
      <style:table-cell-properties fo:border-bottom="0.0007in solid #000000" fo:border-left="0.0007in solid #000000" fo:border-right="none" fo:border-top="none" fo:padding="0.0382in" style:vertical-align="middle"/>
      <style:paragraph-properties fo:text-align="center"/>
    </style:style>
    <style:style style:family="table-cell" style:name="a072f95">
      <style:table-cell-properties fo:border-bottom="0.0007in solid #000000" fo:border-left="0.0007in solid #000000" fo:border-right="none" fo:border-top="none" fo:padding="0.0382in" style:vertical-align="middle"/>
      <style:paragraph-properties fo:text-align="center"/>
    </style:style>
    <style:style style:family="table-cell" style:name="a44db74">
      <style:table-cell-properties fo:border-bottom="0.0007in solid #000000" fo:border-left="0.0007in solid #000000" fo:border-right="none" fo:border-top="none" fo:padding="0.0382in" style:vertical-align="middle"/>
      <style:paragraph-properties fo:text-align="center"/>
    </style:style>
    <style:style style:family="table-cell" style:name="afcb27f">
      <style:table-cell-properties fo:border-bottom="0.0007in solid #000000" fo:border-left="0.0007in solid #000000" fo:border-right="none" fo:border-top="none" fo:padding="0.0382in" style:vertical-align="middle"/>
      <style:paragraph-properties fo:text-align="center"/>
    </style:style>
    <style:style style:family="table-cell" style:name="ac1852c">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d9fc73">
      <style:table-cell-properties fo:border-bottom="0.0007in solid #000000" fo:border-left="0.0007in solid #000000" fo:border-right="none" fo:border-top="none" fo:padding="0.0382in" style:vertical-align="middle"/>
      <style:paragraph-properties fo:text-align="center"/>
    </style:style>
    <style:style style:family="table-cell" style:name="ad76f91">
      <style:table-cell-properties fo:border-bottom="0.0007in solid #000000" fo:border-left="0.0007in solid #000000" fo:border-right="none" fo:border-top="none" fo:padding="0.0382in" style:vertical-align="middle"/>
      <style:paragraph-properties fo:text-align="center"/>
    </style:style>
    <style:style style:family="table-cell" style:name="a481370">
      <style:table-cell-properties fo:border-bottom="0.0007in solid #000000" fo:border-left="0.0007in solid #000000" fo:border-right="none" fo:border-top="none" fo:padding="0.0382in" style:vertical-align="middle"/>
      <style:paragraph-properties fo:text-align="center"/>
    </style:style>
    <style:style style:family="table-cell" style:name="aaed633">
      <style:table-cell-properties fo:border-bottom="0.0007in solid #000000" fo:border-left="0.0007in solid #000000" fo:border-right="none" fo:border-top="none" fo:padding="0.0382in" style:vertical-align="middle"/>
      <style:paragraph-properties fo:text-align="center"/>
    </style:style>
    <style:style style:family="table-cell" style:name="ab9792a">
      <style:table-cell-properties fo:border-bottom="0.0007in solid #000000" fo:border-left="0.0007in solid #000000" fo:border-right="none" fo:border-top="none" fo:padding="0.0382in" style:vertical-align="middle"/>
      <style:paragraph-properties fo:text-align="center"/>
    </style:style>
    <style:style style:family="table-cell" style:name="af9f5d0">
      <style:table-cell-properties fo:border-bottom="0.0007in solid #000000" fo:border-left="0.0007in solid #000000" fo:border-right="none" fo:border-top="none" fo:padding="0.0382in" style:vertical-align="middle"/>
      <style:paragraph-properties fo:text-align="center"/>
    </style:style>
    <style:style style:family="table-cell" style:name="a87091c">
      <style:table-cell-properties fo:border-bottom="0.0007in solid #000000" fo:border-left="0.0007in solid #000000" fo:border-right="none" fo:border-top="none" fo:padding="0.0382in" style:vertical-align="middle"/>
      <style:paragraph-properties fo:text-align="center"/>
    </style:style>
    <style:style style:family="table-cell" style:name="a5464df">
      <style:table-cell-properties fo:border-bottom="0.0007in solid #000000" fo:border-left="0.0007in solid #000000" fo:border-right="none" fo:border-top="none" fo:padding="0.0382in" style:vertical-align="middle"/>
      <style:paragraph-properties fo:text-align="center"/>
    </style:style>
    <style:style style:family="table-cell" style:name="a87dfe0">
      <style:table-cell-properties fo:border-bottom="0.0007in solid #000000" fo:border-left="0.0007in solid #000000" fo:border-right="none" fo:border-top="none" fo:padding="0.0382in" style:vertical-align="middle"/>
      <style:paragraph-properties fo:text-align="center"/>
    </style:style>
    <style:style style:family="table-cell" style:name="aadd919">
      <style:table-cell-properties fo:border-bottom="0.0007in solid #000000" fo:border-left="0.0007in solid #000000" fo:border-right="none" fo:border-top="none" fo:padding="0.0382in" style:vertical-align="middle"/>
      <style:paragraph-properties fo:text-align="center"/>
    </style:style>
    <style:style style:family="table-cell" style:name="a93d4bf">
      <style:table-cell-properties fo:border-bottom="0.0007in solid #000000" fo:border-left="0.0007in solid #000000" fo:border-right="none" fo:border-top="none" fo:padding="0.0382in" style:vertical-align="middle"/>
      <style:paragraph-properties fo:text-align="center"/>
    </style:style>
    <style:style style:family="table-cell" style:name="a590e4d">
      <style:table-cell-properties fo:border-bottom="0.0007in solid #000000" fo:border-left="0.0007in solid #000000" fo:border-right="none" fo:border-top="none" fo:padding="0.0382in" style:vertical-align="middle"/>
      <style:paragraph-properties fo:text-align="center"/>
    </style:style>
    <style:style style:family="table-cell" style:name="a1b29a3">
      <style:table-cell-properties fo:border-bottom="0.0007in solid #000000" fo:border-left="0.0007in solid #000000" fo:border-right="none" fo:border-top="none" fo:padding="0.0382in" style:vertical-align="middle"/>
      <style:paragraph-properties fo:text-align="center"/>
    </style:style>
    <style:style style:family="table-cell" style:name="a262f8c">
      <style:table-cell-properties fo:border-bottom="0.0007in solid #000000" fo:border-left="0.0007in solid #000000" fo:border-right="none" fo:border-top="none" fo:padding="0.0382in" style:vertical-align="middle"/>
      <style:paragraph-properties fo:text-align="center"/>
    </style:style>
    <style:style style:family="table-cell" style:name="a87a4f8">
      <style:table-cell-properties fo:border-bottom="0.0007in solid #000000" fo:border-left="0.0007in solid #000000" fo:border-right="none" fo:border-top="none" fo:padding="0.0382in" style:vertical-align="middle"/>
      <style:paragraph-properties fo:text-align="center"/>
    </style:style>
    <style:style style:family="table-cell" style:name="af46585">
      <style:table-cell-properties fo:border-bottom="0.0007in solid #000000" fo:border-left="0.0007in solid #000000" fo:border-right="none" fo:border-top="none" fo:padding="0.0382in" style:vertical-align="middle"/>
      <style:paragraph-properties fo:text-align="center"/>
    </style:style>
    <style:style style:family="table-cell" style:name="a668c12">
      <style:table-cell-properties fo:border-bottom="0.0007in solid #000000" fo:border-left="0.0007in solid #000000" fo:border-right="none" fo:border-top="0.0007in solid #000000" fo:padding="0.0382in" style:vertical-align="middle"/>
      <style:paragraph-properties fo:text-align="center"/>
    </style:style>
    <style:style style:family="table-cell" style:name="aa541b6">
      <style:table-cell-properties fo:border-bottom="0.0007in solid #000000" fo:border-left="0.0007in solid #000000" fo:border-right="none" fo:border-top="none" fo:padding="0.0382in" style:vertical-align="middle"/>
      <style:paragraph-properties fo:text-align="center"/>
    </style:style>
    <style:style style:family="table-cell" style:name="a4f2c24">
      <style:table-cell-properties fo:border-bottom="0.0007in solid #000000" fo:border-left="0.0007in solid #000000" fo:border-right="none" fo:border-top="none" fo:padding="0.0382in" style:vertical-align="middle"/>
      <style:paragraph-properties fo:text-align="center"/>
    </style:style>
    <style:style style:family="table-cell" style:name="aafe798">
      <style:table-cell-properties fo:border-bottom="0.0007in solid #000000" fo:border-left="0.0007in solid #000000" fo:border-right="none" fo:border-top="none" fo:padding="0.0382in" style:vertical-align="middle"/>
      <style:paragraph-properties fo:text-align="center"/>
    </style:style>
    <style:style style:family="table-cell" style:name="a320ae8">
      <style:table-cell-properties fo:border-bottom="0.0007in solid #000000" fo:border-left="0.0007in solid #000000" fo:border-right="none" fo:border-top="none" fo:padding="0.0382in" style:vertical-align="middle"/>
      <style:paragraph-properties fo:text-align="center"/>
    </style:style>
    <style:style style:family="table-cell" style:name="a66521e">
      <style:table-cell-properties fo:border-bottom="0.0007in solid #000000" fo:border-left="0.0007in solid #000000" fo:border-right="none" fo:border-top="none" fo:padding="0.0382in" style:vertical-align="middle"/>
      <style:paragraph-properties fo:text-align="center"/>
    </style:style>
    <style:style style:family="table-cell" style:name="ac8b785">
      <style:table-cell-properties fo:border-bottom="0.0007in solid #000000" fo:border-left="0.0007in solid #000000" fo:border-right="none" fo:border-top="none" fo:padding="0.0382in" style:vertical-align="middle"/>
      <style:paragraph-properties fo:text-align="center"/>
    </style:style>
    <style:style style:family="table-cell" style:name="a96250c">
      <style:table-cell-properties fo:border-bottom="0.0007in solid #000000" fo:border-left="0.0007in solid #000000" fo:border-right="none" fo:border-top="none" fo:padding="0.0382in" style:vertical-align="middle"/>
      <style:paragraph-properties fo:text-align="center"/>
    </style:style>
    <style:style style:family="table-cell" style:name="a80c749">
      <style:table-cell-properties fo:border-bottom="0.0007in solid #000000" fo:border-left="0.0007in solid #000000" fo:border-right="none" fo:border-top="none" fo:padding="0.0382in" style:vertical-align="middle"/>
      <style:paragraph-properties fo:text-align="center"/>
    </style:style>
    <style:style style:family="table-cell" style:name="a9d5f10">
      <style:table-cell-properties fo:border-bottom="0.0007in solid #000000" fo:border-left="0.0007in solid #000000" fo:border-right="none" fo:border-top="none" fo:padding="0.0382in" style:vertical-align="middle"/>
      <style:paragraph-properties fo:text-align="center"/>
    </style:style>
    <style:style style:family="table-cell" style:name="aad1142">
      <style:table-cell-properties fo:border-bottom="0.0007in solid #000000" fo:border-left="0.0007in solid #000000" fo:border-right="none" fo:border-top="none" fo:padding="0.0382in" style:vertical-align="middle"/>
      <style:paragraph-properties fo:text-align="center"/>
    </style:style>
    <style:style style:family="table-cell" style:name="a7b3a9b">
      <style:table-cell-properties fo:border-bottom="0.0007in solid #000000" fo:border-left="0.0007in solid #000000" fo:border-right="none" fo:border-top="none" fo:padding="0.0382in" style:vertical-align="middle"/>
      <style:paragraph-properties fo:text-align="center"/>
    </style:style>
    <style:style style:family="table-cell" style:name="a71f6e6">
      <style:table-cell-properties fo:border-bottom="0.0007in solid #000000" fo:border-left="0.0007in solid #000000" fo:border-right="none" fo:border-top="none" fo:padding="0.0382in" style:vertical-align="middle"/>
      <style:paragraph-properties fo:text-align="center"/>
    </style:style>
    <style:style style:family="table-cell" style:name="a53d8d3">
      <style:table-cell-properties fo:border-bottom="0.0007in solid #000000" fo:border-left="0.0007in solid #000000" fo:border-right="none" fo:border-top="none" fo:padding="0.0382in" style:vertical-align="middle"/>
      <style:paragraph-properties fo:text-align="center"/>
    </style:style>
    <style:style style:family="table-cell" style:name="aa3b72d">
      <style:table-cell-properties fo:border-bottom="0.0007in solid #000000" fo:border-left="0.0007in solid #000000" fo:border-right="none" fo:border-top="none" fo:padding="0.0382in" style:vertical-align="middle"/>
      <style:paragraph-properties fo:text-align="center"/>
    </style:style>
    <style:style style:family="table-cell" style:name="a5b3344">
      <style:table-cell-properties fo:border-bottom="0.0007in solid #000000" fo:border-left="0.0007in solid #000000" fo:border-right="none" fo:border-top="none" fo:padding="0.0382in" style:vertical-align="middle"/>
      <style:paragraph-properties fo:text-align="center"/>
    </style:style>
    <style:style style:family="table-cell" style:name="a3bacf0">
      <style:table-cell-properties fo:border-bottom="0.0007in solid #000000" fo:border-left="0.0007in solid #000000" fo:border-right="none" fo:border-top="none" fo:padding="0.0382in" style:vertical-align="middle"/>
      <style:paragraph-properties fo:text-align="center"/>
    </style:style>
    <style:style style:family="table-cell" style:name="a0e860e">
      <style:table-cell-properties fo:border-bottom="0.0007in solid #000000" fo:border-left="0.0007in solid #000000" fo:border-right="none" fo:border-top="none" fo:padding="0.0382in" style:vertical-align="middle"/>
      <style:paragraph-properties fo:text-align="center"/>
    </style:style>
    <style:style style:family="table-cell" style:name="aaa305e">
      <style:table-cell-properties fo:border-bottom="0.0007in solid #000000" fo:border-left="0.0007in solid #000000" fo:border-right="none" fo:border-top="none" fo:padding="0.0382in" style:vertical-align="middle"/>
      <style:paragraph-properties fo:text-align="center"/>
    </style:style>
    <style:style style:family="table-cell" style:name="a042da9">
      <style:table-cell-properties fo:border-bottom="0.0007in solid #000000" fo:border-left="0.0007in solid #000000" fo:border-right="none" fo:border-top="none" fo:padding="0.0382in" style:vertical-align="middle"/>
      <style:paragraph-properties fo:text-align="center"/>
    </style:style>
    <style:style style:family="table-cell" style:name="ad9dedb">
      <style:table-cell-properties fo:border-bottom="0.0007in solid #000000" fo:border-left="0.0007in solid #000000" fo:border-right="none" fo:border-top="none" fo:padding="0.0382in" style:vertical-align="middle"/>
      <style:paragraph-properties fo:text-align="center"/>
    </style:style>
    <style:style style:family="table-cell" style:name="ab6109d">
      <style:table-cell-properties fo:border-bottom="0.0007in solid #000000" fo:border-left="0.0007in solid #000000" fo:border-right="none" fo:border-top="none" fo:padding="0.0382in" style:vertical-align="middle"/>
      <style:paragraph-properties fo:text-align="center"/>
    </style:style>
    <style:style style:family="table-cell" style:name="a658ba1">
      <style:table-cell-properties fo:border-bottom="0.0007in solid #000000" fo:border-left="0.0007in solid #000000" fo:border-right="none" fo:border-top="none" fo:padding="0.0382in" style:vertical-align="middle"/>
      <style:paragraph-properties fo:text-align="center"/>
    </style:style>
    <style:style style:family="table-cell" style:name="a635ebb">
      <style:table-cell-properties fo:border-bottom="0.0007in solid #000000" fo:border-left="0.0007in solid #000000" fo:border-right="none" fo:border-top="none" fo:padding="0.0382in" style:vertical-align="middle"/>
      <style:paragraph-properties fo:text-align="center"/>
    </style:style>
    <style:style style:family="table-cell" style:name="a2f4eef">
      <style:table-cell-properties fo:border-bottom="0.0007in solid #000000" fo:border-left="0.0007in solid #000000" fo:border-right="none" fo:border-top="none" fo:padding="0.0382in" style:vertical-align="middle"/>
      <style:paragraph-properties fo:text-align="center"/>
    </style:style>
    <style:style style:family="table-cell" style:name="a30f4a1">
      <style:table-cell-properties fo:border-bottom="0.0007in solid #000000" fo:border-left="0.0007in solid #000000" fo:border-right="none" fo:border-top="none" fo:padding="0.0382in" style:vertical-align="middle"/>
      <style:paragraph-properties fo:text-align="center"/>
    </style:style>
    <style:style style:family="table-cell" style:name="a0c50aa">
      <style:table-cell-properties fo:border-bottom="0.0007in solid #000000" fo:border-left="0.0007in solid #000000" fo:border-right="none" fo:border-top="none" fo:padding="0.0382in" style:vertical-align="middle"/>
      <style:paragraph-properties fo:text-align="center"/>
    </style:style>
    <style:style style:family="table-cell" style:name="ad54bb9">
      <style:table-cell-properties fo:border-bottom="0.0007in solid #000000" fo:border-left="0.0007in solid #000000" fo:border-right="none" fo:border-top="none" fo:padding="0.0382in" style:vertical-align="middle"/>
      <style:paragraph-properties fo:text-align="center"/>
    </style:style>
    <style:style style:family="table-cell" style:name="aa146aa">
      <style:table-cell-properties fo:border-bottom="0.0007in solid #000000" fo:border-left="0.0007in solid #000000" fo:border-right="none" fo:border-top="none" fo:padding="0.0382in" style:vertical-align="middle"/>
      <style:paragraph-properties fo:text-align="center"/>
    </style:style>
    <style:style style:family="table-cell" style:name="a7acbe6">
      <style:table-cell-properties fo:border-bottom="0.0007in solid #000000" fo:border-left="0.0007in solid #000000" fo:border-right="none" fo:border-top="none" fo:padding="0.0382in" style:vertical-align="middle"/>
      <style:paragraph-properties fo:text-align="center"/>
    </style:style>
    <style:style style:family="table-cell" style:name="a566e28">
      <style:table-cell-properties fo:border-bottom="0.0007in solid #000000" fo:border-left="0.0007in solid #000000" fo:border-right="none" fo:border-top="none" fo:padding="0.0382in" style:vertical-align="middle"/>
      <style:paragraph-properties fo:text-align="center"/>
    </style:style>
    <style:style style:family="table-cell" style:name="acad584">
      <style:table-cell-properties fo:border-bottom="0.0007in solid #000000" fo:border-left="0.0007in solid #000000" fo:border-right="none" fo:border-top="none" fo:padding="0.0382in" style:vertical-align="middle"/>
      <style:paragraph-properties fo:text-align="center"/>
    </style:style>
    <style:style style:family="table-cell" style:name="aaa4af7">
      <style:table-cell-properties fo:border="0.0007in solid #000000" fo:border-bottom="0.0007in solid #000000" fo:border-top="none" fo:padding="0.0382in" style:vertical-align="middle"/>
      <style:paragraph-properties fo:text-align="center"/>
    </style:style>
    <style:style style:family="table-cell" style:name="aca2f9a">
      <style:table-cell-properties fo:border="0.0007in solid #000000" fo:border-bottom="0.0007in solid #000000" fo:border-top="none" fo:padding="0.0382in" style:vertical-align="middle"/>
      <style:paragraph-properties fo:text-align="center"/>
    </style:style>
    <style:style style:family="table-cell" style:name="a47ee97">
      <style:table-cell-properties fo:border="0.0007in solid #000000" fo:border-bottom="0.0007in solid #000000" fo:border-top="none" fo:padding="0.0382in" style:vertical-align="middle"/>
      <style:paragraph-properties fo:text-align="center"/>
    </style:style>
    <style:style style:family="table-cell" style:name="aedef35">
      <style:table-cell-properties fo:border="0.0007in solid #000000" fo:border-bottom="0.0007in solid #000000" fo:border-top="none" fo:padding="0.0382in" style:vertical-align="middle"/>
      <style:paragraph-properties fo:text-align="center"/>
    </style:style>
    <style:style style:family="table-cell" style:name="a7b342a">
      <style:table-cell-properties fo:border="0.0007in solid #000000" fo:border-bottom="0.0007in solid #000000" fo:border-top="none" fo:padding="0.0382in" style:vertical-align="middle"/>
      <style:paragraph-properties fo:text-align="center"/>
    </style:style>
    <style:style style:family="table-cell" style:name="a83aa59">
      <style:table-cell-properties fo:border="0.0007in solid #000000" fo:border-bottom="0.0007in solid #000000" fo:border-top="none" fo:padding="0.0382in" style:vertical-align="middle"/>
      <style:paragraph-properties fo:text-align="center"/>
    </style:style>
    <style:style style:family="table-cell" style:name="aba7df0">
      <style:table-cell-properties fo:border="0.0007in solid #000000" fo:border-bottom="0.0007in solid #000000" fo:border-top="none" fo:padding="0.0382in" style:vertical-align="middle"/>
      <style:paragraph-properties fo:text-align="center"/>
    </style:style>
    <style:style style:family="table-cell" style:name="ab21a11">
      <style:table-cell-properties fo:border="0.0007in solid #000000" fo:border-bottom="0.0007in solid #000000" fo:border-top="none" fo:padding="0.0382in" style:vertical-align="middle"/>
      <style:paragraph-properties fo:text-align="center"/>
    </style:style>
    <style:style style:family="table-cell" style:name="a8553d7">
      <style:table-cell-properties fo:border="0.0007in solid #000000" fo:border-bottom="0.0007in solid #000000" fo:border-top="none" fo:padding="0.0382in" style:vertical-align="middle"/>
      <style:paragraph-properties fo:text-align="center"/>
    </style:style>
    <style:style style:family="table-cell" style:name="a4d7479">
      <style:table-cell-properties fo:border="0.0007in solid #000000" fo:border-bottom="0.0007in solid #000000" fo:border-top="none" fo:padding="0.0382in" style:vertical-align="middle"/>
      <style:paragraph-properties fo:text-align="center"/>
    </style:style>
    <style:style style:family="table-cell" style:name="a410a25">
      <style:table-cell-properties fo:border="0.0007in solid #000000" fo:border-bottom="0.0007in solid #000000" fo:border-top="none" fo:padding="0.0382in" style:vertical-align="middle"/>
      <style:paragraph-properties fo:text-align="center"/>
    </style:style>
    <style:style style:family="table-cell" style:name="ae600c5">
      <style:table-cell-properties fo:border="0.0007in solid #000000" fo:border-bottom="0.0007in solid #000000" fo:border-top="none" fo:padding="0.0382in" style:vertical-align="middle"/>
      <style:paragraph-properties fo:text-align="center"/>
    </style:style>
    <style:style style:family="table-cell" style:name="ab39273">
      <style:table-cell-properties fo:border="0.0007in solid #000000" fo:border-bottom="0.0007in solid #000000" fo:border-top="none" fo:padding="0.0382in" style:vertical-align="middle"/>
      <style:paragraph-properties fo:text-align="center"/>
    </style:style>
    <style:style style:family="table-cell" style:name="a94f4b8">
      <style:table-cell-properties fo:border="0.0007in solid #000000" fo:border-bottom="0.0007in solid #000000" fo:border-top="none" fo:padding="0.0382in" style:vertical-align="middle"/>
      <style:paragraph-properties fo:text-align="center"/>
    </style:style>
    <style:style style:family="table-cell" style:name="a600863">
      <style:table-cell-properties fo:border="0.0007in solid #000000" fo:border-bottom="0.0007in solid #000000" fo:border-top="none" fo:padding="0.0382in" style:vertical-align="middle"/>
      <style:paragraph-properties fo:text-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ac7abf4">Hello World, Hello Simple ODF!</text:p>
      <text:p>The following is a list.</text:p>
      <text:list text:style-name="la6bb87" xml:id="list81891640">
        <text:list-item>
          <text:p>item1</text:p>
        </text:list-item>
        <text:list-item>
          <text:p>item2</text:p>
        </text:list-item>
        <text:list-item>
          <text:p>item3</text:p>
        </text:list-item>
      </text:list>
      <table:table table:name="Table1" table:style-name="a27dcae">
        <table:table-header-columns>
          <table:table-column table:style-name="a718fa9"/>
        </table:table-header-columns>
        <table:table-column table:number-columns-repeated="16" table:style-name="ae6d385"/>
        <table:table-header-rows>
          <table:table-row>
            <table:table-cell table:style-name="a5e0352"/>
            <table:table-cell office:string-value="R00" office:value-type="string" table:style-name="aa267ce">
              <text:p>R00</text:p>
            </table:table-cell>
            <table:table-cell office:string-value="R01" office:value-type="string" table:style-name="abce367">
              <text:p>R01</text:p>
            </table:table-cell>
            <table:table-cell office:string-value="R02" office:value-type="string" table:style-name="a9c16ce">
              <text:p>R02</text:p>
            </table:table-cell>
            <table:table-cell office:string-value="R03" office:value-type="string" table:style-name="ac3bbf9">
              <text:p>R03</text:p>
            </table:table-cell>
            <table:table-cell office:string-value="R04" office:value-type="string" table:style-name="a6f3116">
              <text:p>R04</text:p>
            </table:table-cell>
            <table:table-cell office:string-value="R05" office:value-type="string" table:style-name="ab334e7">
              <text:p>R05</text:p>
            </table:table-cell>
            <table:table-cell office:string-value="R06" office:value-type="string" table:style-name="af11924">
              <text:p>R06</text:p>
            </table:table-cell>
            <table:table-cell office:string-value="R07" office:value-type="string" table:style-name="acb8407">
              <text:p>R07</text:p>
            </table:table-cell>
            <table:table-cell office:string-value="R08" office:value-type="string" table:style-name="ad2c9af">
              <text:p>R08</text:p>
            </table:table-cell>
            <table:table-cell office:string-value="R09" office:value-type="string" table:style-name="a8ac29d">
              <text:p>R09</text:p>
            </table:table-cell>
            <table:table-cell office:string-value="R10" office:value-type="string" table:style-name="a49d8fb">
              <text:p>R10</text:p>
            </table:table-cell>
            <table:table-cell office:string-value="R11" office:value-type="string" table:style-name="aa74a2e">
              <text:p>R11</text:p>
            </table:table-cell>
            <table:table-cell office:string-value="R12" office:value-type="string" table:style-name="ac1852c">
              <text:p>R12</text:p>
            </table:table-cell>
            <table:table-cell office:string-value="R13" office:value-type="string" table:style-name="a668c12">
              <text:p>R13</text:p>
            </table:table-cell>
            <table:table-cell office:string-value="R14" office:value-type="string" table:style-name="adc48ac">
              <text:p>R14</text:p>
            </table:table-cell>
            <table:table-cell office:string-value="R15" office:value-type="string" table:style-name="a0a5f8c">
              <text:p>R15</text:p>
            </table:table-cell>
          </table:table-row>
        </table:table-header-rows>
        <table:table-row>
          <table:table-cell office:string-value="C00" office:value-type="string" table:style-name="a63ef65">
            <text:p>C00</text:p>
          </table:table-cell>
          <table:table-cell office:string-value="-" office:value-type="string" table:style-name="a967878">
            <text:p>-</text:p>
          </table:table-cell>
          <table:table-cell office:string-value="Y" office:value-type="string" table:style-name="a8519c9">
            <text:p>Y</text:p>
          </table:table-cell>
          <table:table-cell office:string-value="Y" office:value-type="string" table:style-name="a348620">
            <text:p>Y</text:p>
          </table:table-cell>
          <table:table-cell office:string-value="N" office:value-type="string" table:style-name="ada5cc8">
            <text:p>N</text:p>
          </table:table-cell>
          <table:table-cell office:string-value="-" office:value-type="string" table:style-name="aa168c5">
            <text:p>-</text:p>
          </table:table-cell>
          <table:table-cell office:string-value="-" office:value-type="string" table:style-name="a331ef8">
            <text:p>-</text:p>
          </table:table-cell>
          <table:table-cell office:string-value="Y" office:value-type="string" table:style-name="af54e98">
            <text:p>Y</text:p>
          </table:table-cell>
          <table:table-cell office:string-value="N" office:value-type="string" table:style-name="aed655d">
            <text:p>N</text:p>
          </table:table-cell>
          <table:table-cell office:string-value="N" office:value-type="string" table:style-name="a7c4a61">
            <text:p>N</text:p>
          </table:table-cell>
          <table:table-cell office:string-value="N" office:value-type="string" table:style-name="a390c00">
            <text:p>N</text:p>
          </table:table-cell>
          <table:table-cell office:string-value="N" office:value-type="string" table:style-name="a71fbe4">
            <text:p>N</text:p>
          </table:table-cell>
          <table:table-cell office:string-value="N" office:value-type="string" table:style-name="a7b69b0">
            <text:p>N</text:p>
          </table:table-cell>
          <table:table-cell office:string-value="N" office:value-type="string" table:style-name="ad9fc73">
            <text:p>N</text:p>
          </table:table-cell>
          <table:table-cell office:string-value="N" office:value-type="string" table:style-name="aa541b6">
            <text:p>N</text:p>
          </table:table-cell>
          <table:table-cell office:string-value="Y" office:value-type="string" table:style-name="a0e860e">
            <text:p>Y</text:p>
          </table:table-cell>
          <table:table-cell office:string-value="Y" office:value-type="string" table:style-name="aaa4af7">
            <text:p>Y</text:p>
          </table:table-cell>
        </table:table-row>
        <table:table-row>
          <table:table-cell office:string-value="C01" office:value-type="string" table:style-name="ab967e0">
            <text:p>C01</text:p>
          </table:table-cell>
          <table:table-cell office:string-value="-" office:value-type="string" table:style-name="a0b1d66">
            <text:p>-</text:p>
          </table:table-cell>
          <table:table-cell office:string-value="N" office:value-type="string" table:style-name="a241f32">
            <text:p>N</text:p>
          </table:table-cell>
          <table:table-cell office:string-value="N" office:value-type="string" table:style-name="a144c79">
            <text:p>N</text:p>
          </table:table-cell>
          <table:table-cell office:string-value="-" office:value-type="string" table:style-name="a0c705b">
            <text:p>-</text:p>
          </table:table-cell>
          <table:table-cell office:string-value="N" office:value-type="string" table:style-name="af5e98e">
            <text:p>N</text:p>
          </table:table-cell>
          <table:table-cell office:string-value="-" office:value-type="string" table:style-name="a2534e1">
            <text:p>-</text:p>
          </table:table-cell>
          <table:table-cell office:string-value="-" office:value-type="string" table:style-name="a66964a">
            <text:p>-</text:p>
          </table:table-cell>
          <table:table-cell office:string-value="-" office:value-type="string" table:style-name="a6553dd">
            <text:p>-</text:p>
          </table:table-cell>
          <table:table-cell office:string-value="Y" office:value-type="string" table:style-name="ae4e302">
            <text:p>Y</text:p>
          </table:table-cell>
          <table:table-cell office:string-value="N" office:value-type="string" table:style-name="a56b2f4">
            <text:p>N</text:p>
          </table:table-cell>
          <table:table-cell office:string-value="Y" office:value-type="string" table:style-name="a96cf1a">
            <text:p>Y</text:p>
          </table:table-cell>
          <table:table-cell office:string-value="-" office:value-type="string" table:style-name="a5a04dc">
            <text:p>-</text:p>
          </table:table-cell>
          <table:table-cell office:string-value="Y" office:value-type="string" table:style-name="ad76f91">
            <text:p>Y</text:p>
          </table:table-cell>
          <table:table-cell office:string-value="-" office:value-type="string" table:style-name="a4f2c24">
            <text:p>-</text:p>
          </table:table-cell>
          <table:table-cell office:string-value="N" office:value-type="string" table:style-name="aaa305e">
            <text:p>N</text:p>
          </table:table-cell>
          <table:table-cell office:string-value="N" office:value-type="string" table:style-name="aca2f9a">
            <text:p>N</text:p>
          </table:table-cell>
        </table:table-row>
        <table:table-row>
          <table:table-cell office:string-value="C02" office:value-type="string" table:style-name="a07bb35">
            <text:p>C02</text:p>
          </table:table-cell>
          <table:table-cell office:string-value="N" office:value-type="string" table:style-name="aa62c8e">
            <text:p>N</text:p>
          </table:table-cell>
          <table:table-cell office:string-value="-" office:value-type="string" table:style-name="aa24ef0">
            <text:p>-</text:p>
          </table:table-cell>
          <table:table-cell office:string-value="N" office:value-type="string" table:style-name="ad27d5b">
            <text:p>N</text:p>
          </table:table-cell>
          <table:table-cell office:string-value="N" office:value-type="string" table:style-name="afd9485">
            <text:p>N</text:p>
          </table:table-cell>
          <table:table-cell office:string-value="-" office:value-type="string" table:style-name="a561e44">
            <text:p>-</text:p>
          </table:table-cell>
          <table:table-cell office:string-value="-" office:value-type="string" table:style-name="ae215f7">
            <text:p>-</text:p>
          </table:table-cell>
          <table:table-cell office:string-value="N" office:value-type="string" table:style-name="ac87afc">
            <text:p>N</text:p>
          </table:table-cell>
          <table:table-cell office:string-value="Y" office:value-type="string" table:style-name="a1ed808">
            <text:p>Y</text:p>
          </table:table-cell>
          <table:table-cell office:string-value="N" office:value-type="string" table:style-name="ad4ec25">
            <text:p>N</text:p>
          </table:table-cell>
          <table:table-cell office:string-value="Y" office:value-type="string" table:style-name="ae77c0b">
            <text:p>Y</text:p>
          </table:table-cell>
          <table:table-cell office:string-value="N" office:value-type="string" table:style-name="a2934c8">
            <text:p>N</text:p>
          </table:table-cell>
          <table:table-cell office:string-value="N" office:value-type="string" table:style-name="a80b06f">
            <text:p>N</text:p>
          </table:table-cell>
          <table:table-cell office:string-value="N" office:value-type="string" table:style-name="a481370">
            <text:p>N</text:p>
          </table:table-cell>
          <table:table-cell office:string-value="-" office:value-type="string" table:style-name="aafe798">
            <text:p>-</text:p>
          </table:table-cell>
          <table:table-cell office:string-value="N" office:value-type="string" table:style-name="a042da9">
            <text:p>N</text:p>
          </table:table-cell>
          <table:table-cell office:string-value="N" office:value-type="string" table:style-name="a47ee97">
            <text:p>N</text:p>
          </table:table-cell>
        </table:table-row>
        <table:table-row>
          <table:table-cell office:string-value="C03" office:value-type="string" table:style-name="ab3460c">
            <text:p>C03</text:p>
          </table:table-cell>
          <table:table-cell office:string-value="-" office:value-type="string" table:style-name="a6a068a">
            <text:p>-</text:p>
          </table:table-cell>
          <table:table-cell office:string-value="N" office:value-type="string" table:style-name="afdbb34">
            <text:p>N</text:p>
          </table:table-cell>
          <table:table-cell office:string-value="N" office:value-type="string" table:style-name="acea849">
            <text:p>N</text:p>
          </table:table-cell>
          <table:table-cell office:string-value="Y" office:value-type="string" table:style-name="ae4671a">
            <text:p>Y</text:p>
          </table:table-cell>
          <table:table-cell office:string-value="-" office:value-type="string" table:style-name="ad3b800">
            <text:p>-</text:p>
          </table:table-cell>
          <table:table-cell office:string-value="Y" office:value-type="string" table:style-name="a74ffdd">
            <text:p>Y</text:p>
          </table:table-cell>
          <table:table-cell office:string-value="N" office:value-type="string" table:style-name="a210069">
            <text:p>N</text:p>
          </table:table-cell>
          <table:table-cell office:string-value="N" office:value-type="string" table:style-name="a94ebb4">
            <text:p>N</text:p>
          </table:table-cell>
          <table:table-cell office:string-value="-" office:value-type="string" table:style-name="a3867b7">
            <text:p>-</text:p>
          </table:table-cell>
          <table:table-cell office:string-value="Y" office:value-type="string" table:style-name="a6f3a6a">
            <text:p>Y</text:p>
          </table:table-cell>
          <table:table-cell office:string-value="N" office:value-type="string" table:style-name="a39bef5">
            <text:p>N</text:p>
          </table:table-cell>
          <table:table-cell office:string-value="-" office:value-type="string" table:style-name="a0b01c3">
            <text:p>-</text:p>
          </table:table-cell>
          <table:table-cell office:string-value="Y" office:value-type="string" table:style-name="aaed633">
            <text:p>Y</text:p>
          </table:table-cell>
          <table:table-cell office:string-value="-" office:value-type="string" table:style-name="a320ae8">
            <text:p>-</text:p>
          </table:table-cell>
          <table:table-cell office:string-value="Y" office:value-type="string" table:style-name="ad9dedb">
            <text:p>Y</text:p>
          </table:table-cell>
          <table:table-cell office:string-value="Y" office:value-type="string" table:style-name="aedef35">
            <text:p>Y</text:p>
          </table:table-cell>
        </table:table-row>
        <table:table-row>
          <table:table-cell office:string-value="C04" office:value-type="string" table:style-name="a310f38">
            <text:p>C04</text:p>
          </table:table-cell>
          <table:table-cell office:string-value="-" office:value-type="string" table:style-name="ade6504">
            <text:p>-</text:p>
          </table:table-cell>
          <table:table-cell office:string-value="N" office:value-type="string" table:style-name="a38201f">
            <text:p>N</text:p>
          </table:table-cell>
          <table:table-cell office:string-value="Y" office:value-type="string" table:style-name="ad956b1">
            <text:p>Y</text:p>
          </table:table-cell>
          <table:table-cell office:string-value="-" office:value-type="string" table:style-name="ab9d00e">
            <text:p>-</text:p>
          </table:table-cell>
          <table:table-cell office:string-value="Y" office:value-type="string" table:style-name="a199ccf">
            <text:p>Y</text:p>
          </table:table-cell>
          <table:table-cell office:string-value="-" office:value-type="string" table:style-name="a7ed2d3">
            <text:p>-</text:p>
          </table:table-cell>
          <table:table-cell office:string-value="N" office:value-type="string" table:style-name="ab7f34f">
            <text:p>N</text:p>
          </table:table-cell>
          <table:table-cell office:string-value="Y" office:value-type="string" table:style-name="a58dfe3">
            <text:p>Y</text:p>
          </table:table-cell>
          <table:table-cell office:string-value="-" office:value-type="string" table:style-name="a1c78a6">
            <text:p>-</text:p>
          </table:table-cell>
          <table:table-cell office:string-value="Y" office:value-type="string" table:style-name="a47f59b">
            <text:p>Y</text:p>
          </table:table-cell>
          <table:table-cell office:string-value="Y" office:value-type="string" table:style-name="a1ff28e">
            <text:p>Y</text:p>
          </table:table-cell>
          <table:table-cell office:string-value="Y" office:value-type="string" table:style-name="ac62fba">
            <text:p>Y</text:p>
          </table:table-cell>
          <table:table-cell office:string-value="-" office:value-type="string" table:style-name="ab9792a">
            <text:p>-</text:p>
          </table:table-cell>
          <table:table-cell office:string-value="N" office:value-type="string" table:style-name="a66521e">
            <text:p>N</text:p>
          </table:table-cell>
          <table:table-cell office:string-value="N" office:value-type="string" table:style-name="ab6109d">
            <text:p>N</text:p>
          </table:table-cell>
          <table:table-cell office:string-value="-" office:value-type="string" table:style-name="a7b342a">
            <text:p>-</text:p>
          </table:table-cell>
        </table:table-row>
        <table:table-row>
          <table:table-cell office:string-value="C05" office:value-type="string" table:style-name="ae1db9e">
            <text:p>C05</text:p>
          </table:table-cell>
          <table:table-cell office:string-value="Y" office:value-type="string" table:style-name="ae2701b">
            <text:p>Y</text:p>
          </table:table-cell>
          <table:table-cell office:string-value="N" office:value-type="string" table:style-name="ac39547">
            <text:p>N</text:p>
          </table:table-cell>
          <table:table-cell office:string-value="Y" office:value-type="string" table:style-name="aac97e2">
            <text:p>Y</text:p>
          </table:table-cell>
          <table:table-cell office:string-value="N" office:value-type="string" table:style-name="a345c5a">
            <text:p>N</text:p>
          </table:table-cell>
          <table:table-cell office:string-value="N" office:value-type="string" table:style-name="abaed49">
            <text:p>N</text:p>
          </table:table-cell>
          <table:table-cell office:string-value="-" office:value-type="string" table:style-name="a55781b">
            <text:p>-</text:p>
          </table:table-cell>
          <table:table-cell office:string-value="Y" office:value-type="string" table:style-name="a1eaeea">
            <text:p>Y</text:p>
          </table:table-cell>
          <table:table-cell office:string-value="-" office:value-type="string" table:style-name="aca9d13">
            <text:p>-</text:p>
          </table:table-cell>
          <table:table-cell office:string-value="N" office:value-type="string" table:style-name="ad1d4ac">
            <text:p>N</text:p>
          </table:table-cell>
          <table:table-cell office:string-value="Y" office:value-type="string" table:style-name="a9ab737">
            <text:p>Y</text:p>
          </table:table-cell>
          <table:table-cell office:string-value="Y" office:value-type="string" table:style-name="a4f8d84">
            <text:p>Y</text:p>
          </table:table-cell>
          <table:table-cell office:string-value="Y" office:value-type="string" table:style-name="a1affac">
            <text:p>Y</text:p>
          </table:table-cell>
          <table:table-cell office:string-value="Y" office:value-type="string" table:style-name="af9f5d0">
            <text:p>Y</text:p>
          </table:table-cell>
          <table:table-cell office:string-value="Y" office:value-type="string" table:style-name="ac8b785">
            <text:p>Y</text:p>
          </table:table-cell>
          <table:table-cell office:string-value="-" office:value-type="string" table:style-name="a658ba1">
            <text:p>-</text:p>
          </table:table-cell>
          <table:table-cell office:string-value="N" office:value-type="string" table:style-name="a83aa59">
            <text:p>N</text:p>
          </table:table-cell>
        </table:table-row>
        <table:table-row>
          <table:table-cell office:string-value="C06" office:value-type="string" table:style-name="a638b2a">
            <text:p>C06</text:p>
          </table:table-cell>
          <table:table-cell office:string-value="N" office:value-type="string" table:style-name="a9ca212">
            <text:p>N</text:p>
          </table:table-cell>
          <table:table-cell office:string-value="Y" office:value-type="string" table:style-name="ac29550">
            <text:p>Y</text:p>
          </table:table-cell>
          <table:table-cell office:string-value="-" office:value-type="string" table:style-name="adf6f37">
            <text:p>-</text:p>
          </table:table-cell>
          <table:table-cell office:string-value="-" office:value-type="string" table:style-name="a01db20">
            <text:p>-</text:p>
          </table:table-cell>
          <table:table-cell office:string-value="N" office:value-type="string" table:style-name="aa558ac">
            <text:p>N</text:p>
          </table:table-cell>
          <table:table-cell office:string-value="-" office:value-type="string" table:style-name="add41bc">
            <text:p>-</text:p>
          </table:table-cell>
          <table:table-cell office:string-value="Y" office:value-type="string" table:style-name="a1a3602">
            <text:p>Y</text:p>
          </table:table-cell>
          <table:table-cell office:string-value="Y" office:value-type="string" table:style-name="ad8884b">
            <text:p>Y</text:p>
          </table:table-cell>
          <table:table-cell office:string-value="Y" office:value-type="string" table:style-name="ae1ed1a">
            <text:p>Y</text:p>
          </table:table-cell>
          <table:table-cell office:string-value="Y" office:value-type="string" table:style-name="adad1fb">
            <text:p>Y</text:p>
          </table:table-cell>
          <table:table-cell office:string-value="N" office:value-type="string" table:style-name="a3cdfae">
            <text:p>N</text:p>
          </table:table-cell>
          <table:table-cell office:string-value="Y" office:value-type="string" table:style-name="a303d03">
            <text:p>Y</text:p>
          </table:table-cell>
          <table:table-cell office:string-value="-" office:value-type="string" table:style-name="a87091c">
            <text:p>-</text:p>
          </table:table-cell>
          <table:table-cell office:string-value="N" office:value-type="string" table:style-name="a96250c">
            <text:p>N</text:p>
          </table:table-cell>
          <table:table-cell office:string-value="N" office:value-type="string" table:style-name="a635ebb">
            <text:p>N</text:p>
          </table:table-cell>
          <table:table-cell office:string-value="-" office:value-type="string" table:style-name="aba7df0">
            <text:p>-</text:p>
          </table:table-cell>
        </table:table-row>
        <table:table-row>
          <table:table-cell office:string-value="C07" office:value-type="string" table:style-name="a3b493a">
            <text:p>C07</text:p>
          </table:table-cell>
          <table:table-cell office:string-value="N" office:value-type="string" table:style-name="aca0040">
            <text:p>N</text:p>
          </table:table-cell>
          <table:table-cell office:string-value="-" office:value-type="string" table:style-name="afb0255">
            <text:p>-</text:p>
          </table:table-cell>
          <table:table-cell office:string-value="Y" office:value-type="string" table:style-name="a89db01">
            <text:p>Y</text:p>
          </table:table-cell>
          <table:table-cell office:string-value="Y" office:value-type="string" table:style-name="a571311">
            <text:p>Y</text:p>
          </table:table-cell>
          <table:table-cell office:string-value="Y" office:value-type="string" table:style-name="ad1cddc">
            <text:p>Y</text:p>
          </table:table-cell>
          <table:table-cell office:string-value="N" office:value-type="string" table:style-name="a0d4871">
            <text:p>N</text:p>
          </table:table-cell>
          <table:table-cell office:string-value="Y" office:value-type="string" table:style-name="a766e6d">
            <text:p>Y</text:p>
          </table:table-cell>
          <table:table-cell office:string-value="-" office:value-type="string" table:style-name="a42f384">
            <text:p>-</text:p>
          </table:table-cell>
          <table:table-cell office:string-value="Y" office:value-type="string" table:style-name="a650e9d">
            <text:p>Y</text:p>
          </table:table-cell>
          <table:table-cell office:string-value="N" office:value-type="string" table:style-name="aa41ba4">
            <text:p>N</text:p>
          </table:table-cell>
          <table:table-cell office:string-value="N" office:value-type="string" table:style-name="ad76954">
            <text:p>N</text:p>
          </table:table-cell>
          <table:table-cell office:string-value="-" office:value-type="string" table:style-name="ad83c56">
            <text:p>-</text:p>
          </table:table-cell>
          <table:table-cell office:string-value="-" office:value-type="string" table:style-name="a5464df">
            <text:p>-</text:p>
          </table:table-cell>
          <table:table-cell office:string-value="-" office:value-type="string" table:style-name="a80c749">
            <text:p>-</text:p>
          </table:table-cell>
          <table:table-cell office:string-value="Y" office:value-type="string" table:style-name="a2f4eef">
            <text:p>Y</text:p>
          </table:table-cell>
          <table:table-cell office:string-value="N" office:value-type="string" table:style-name="ab21a11">
            <text:p>N</text:p>
          </table:table-cell>
        </table:table-row>
        <table:table-row>
          <table:table-cell office:string-value="C08" office:value-type="string" table:style-name="ad728b0">
            <text:p>C08</text:p>
          </table:table-cell>
          <table:table-cell office:string-value="Y" office:value-type="string" table:style-name="a3414d5">
            <text:p>Y</text:p>
          </table:table-cell>
          <table:table-cell office:string-value="N" office:value-type="string" table:style-name="a17a4eb">
            <text:p>N</text:p>
          </table:table-cell>
          <table:table-cell office:string-value="Y" office:value-type="string" table:style-name="a95fac7">
            <text:p>Y</text:p>
          </table:table-cell>
          <table:table-cell office:string-value="Y" office:value-type="string" table:style-name="a047762">
            <text:p>Y</text:p>
          </table:table-cell>
          <table:table-cell office:string-value="N" office:value-type="string" table:style-name="adee614">
            <text:p>N</text:p>
          </table:table-cell>
          <table:table-cell office:string-value="Y" office:value-type="string" table:style-name="ae29cd8">
            <text:p>Y</text:p>
          </table:table-cell>
          <table:table-cell office:string-value="Y" office:value-type="string" table:style-name="ad2e1b7">
            <text:p>Y</text:p>
          </table:table-cell>
          <table:table-cell office:string-value="Y" office:value-type="string" table:style-name="aa469fc">
            <text:p>Y</text:p>
          </table:table-cell>
          <table:table-cell office:string-value="-" office:value-type="string" table:style-name="af4cd36">
            <text:p>-</text:p>
          </table:table-cell>
          <table:table-cell office:string-value="-" office:value-type="string" table:style-name="ae702b6">
            <text:p>-</text:p>
          </table:table-cell>
          <table:table-cell office:string-value="Y" office:value-type="string" table:style-name="a9e7799">
            <text:p>Y</text:p>
          </table:table-cell>
          <table:table-cell office:string-value="Y" office:value-type="string" table:style-name="a32a1a0">
            <text:p>Y</text:p>
          </table:table-cell>
          <table:table-cell office:string-value="N" office:value-type="string" table:style-name="a87dfe0">
            <text:p>N</text:p>
          </table:table-cell>
          <table:table-cell office:string-value="N" office:value-type="string" table:style-name="a9d5f10">
            <text:p>N</text:p>
          </table:table-cell>
          <table:table-cell office:string-value="Y" office:value-type="string" table:style-name="a30f4a1">
            <text:p>Y</text:p>
          </table:table-cell>
          <table:table-cell office:string-value="Y" office:value-type="string" table:style-name="a8553d7">
            <text:p>Y</text:p>
          </table:table-cell>
        </table:table-row>
        <table:table-row>
          <table:table-cell office:string-value="C09" office:value-type="string" table:style-name="a684e0d">
            <text:p>C09</text:p>
          </table:table-cell>
          <table:table-cell office:string-value="Y" office:value-type="string" table:style-name="a28302e">
            <text:p>Y</text:p>
          </table:table-cell>
          <table:table-cell office:string-value="Y" office:value-type="string" table:style-name="a3a6ec2">
            <text:p>Y</text:p>
          </table:table-cell>
          <table:table-cell office:string-value="-" office:value-type="string" table:style-name="a1e76f9">
            <text:p>-</text:p>
          </table:table-cell>
          <table:table-cell office:string-value="-" office:value-type="string" table:style-name="ad7c356">
            <text:p>-</text:p>
          </table:table-cell>
          <table:table-cell office:string-value="N" office:value-type="string" table:style-name="ab9672b">
            <text:p>N</text:p>
          </table:table-cell>
          <table:table-cell office:string-value="Y" office:value-type="string" table:style-name="a1c7ceb">
            <text:p>Y</text:p>
          </table:table-cell>
          <table:table-cell office:string-value="N" office:value-type="string" table:style-name="ae905bd">
            <text:p>N</text:p>
          </table:table-cell>
          <table:table-cell office:string-value="N" office:value-type="string" table:style-name="a0f7b41">
            <text:p>N</text:p>
          </table:table-cell>
          <table:table-cell office:string-value="-" office:value-type="string" table:style-name="a7f1d73">
            <text:p>-</text:p>
          </table:table-cell>
          <table:table-cell office:string-value="Y" office:value-type="string" table:style-name="ae901be">
            <text:p>Y</text:p>
          </table:table-cell>
          <table:table-cell office:string-value="-" office:value-type="string" table:style-name="a539050">
            <text:p>-</text:p>
          </table:table-cell>
          <table:table-cell office:string-value="N" office:value-type="string" table:style-name="a19c365">
            <text:p>N</text:p>
          </table:table-cell>
          <table:table-cell office:string-value="-" office:value-type="string" table:style-name="aadd919">
            <text:p>-</text:p>
          </table:table-cell>
          <table:table-cell office:string-value="Y" office:value-type="string" table:style-name="aad1142">
            <text:p>Y</text:p>
          </table:table-cell>
          <table:table-cell office:string-value="Y" office:value-type="string" table:style-name="a0c50aa">
            <text:p>Y</text:p>
          </table:table-cell>
          <table:table-cell office:string-value="Y" office:value-type="string" table:style-name="a4d7479">
            <text:p>Y</text:p>
          </table:table-cell>
        </table:table-row>
        <table:table-row>
          <table:table-cell office:string-value="C10" office:value-type="string" table:style-name="a3f7971">
            <text:p>C10</text:p>
          </table:table-cell>
          <table:table-cell office:string-value="-" office:value-type="string" table:style-name="aa80f6a">
            <text:p>-</text:p>
          </table:table-cell>
          <table:table-cell office:string-value="Y" office:value-type="string" table:style-name="ab53fdd">
            <text:p>Y</text:p>
          </table:table-cell>
          <table:table-cell office:string-value="-" office:value-type="string" table:style-name="a9fcd53">
            <text:p>-</text:p>
          </table:table-cell>
          <table:table-cell office:string-value="-" office:value-type="string" table:style-name="a09e4d6">
            <text:p>-</text:p>
          </table:table-cell>
          <table:table-cell office:string-value="Y" office:value-type="string" table:style-name="a1b2e49">
            <text:p>Y</text:p>
          </table:table-cell>
          <table:table-cell office:string-value="Y" office:value-type="string" table:style-name="a12e49e">
            <text:p>Y</text:p>
          </table:table-cell>
          <table:table-cell office:string-value="-" office:value-type="string" table:style-name="a4b6fd2">
            <text:p>-</text:p>
          </table:table-cell>
          <table:table-cell office:string-value="Y" office:value-type="string" table:style-name="a4ca025">
            <text:p>Y</text:p>
          </table:table-cell>
          <table:table-cell office:string-value="-" office:value-type="string" table:style-name="a63f814">
            <text:p>-</text:p>
          </table:table-cell>
          <table:table-cell office:string-value="N" office:value-type="string" table:style-name="a20bd85">
            <text:p>N</text:p>
          </table:table-cell>
          <table:table-cell office:string-value="Y" office:value-type="string" table:style-name="acdba38">
            <text:p>Y</text:p>
          </table:table-cell>
          <table:table-cell office:string-value="Y" office:value-type="string" table:style-name="aecb8e3">
            <text:p>Y</text:p>
          </table:table-cell>
          <table:table-cell office:string-value="Y" office:value-type="string" table:style-name="a93d4bf">
            <text:p>Y</text:p>
          </table:table-cell>
          <table:table-cell office:string-value="N" office:value-type="string" table:style-name="a7b3a9b">
            <text:p>N</text:p>
          </table:table-cell>
          <table:table-cell office:string-value="N" office:value-type="string" table:style-name="ad54bb9">
            <text:p>N</text:p>
          </table:table-cell>
          <table:table-cell office:string-value="-" office:value-type="string" table:style-name="a410a25">
            <text:p>-</text:p>
          </table:table-cell>
        </table:table-row>
        <table:table-row>
          <table:table-cell office:string-value="C11" office:value-type="string" table:style-name="ad8f499">
            <text:p>C11</text:p>
          </table:table-cell>
          <table:table-cell office:string-value="-" office:value-type="string" table:style-name="a8aa5e5">
            <text:p>-</text:p>
          </table:table-cell>
          <table:table-cell office:string-value="-" office:value-type="string" table:style-name="a8cbfdc">
            <text:p>-</text:p>
          </table:table-cell>
          <table:table-cell office:string-value="-" office:value-type="string" table:style-name="aa8771c">
            <text:p>-</text:p>
          </table:table-cell>
          <table:table-cell office:string-value="Y" office:value-type="string" table:style-name="a02f8f0">
            <text:p>Y</text:p>
          </table:table-cell>
          <table:table-cell office:string-value="-" office:value-type="string" table:style-name="a1cd068">
            <text:p>-</text:p>
          </table:table-cell>
          <table:table-cell office:string-value="-" office:value-type="string" table:style-name="a4e0e2f">
            <text:p>-</text:p>
          </table:table-cell>
          <table:table-cell office:string-value="N" office:value-type="string" table:style-name="ad289bb">
            <text:p>N</text:p>
          </table:table-cell>
          <table:table-cell office:string-value="Y" office:value-type="string" table:style-name="a350459">
            <text:p>Y</text:p>
          </table:table-cell>
          <table:table-cell office:string-value="-" office:value-type="string" table:style-name="a383367">
            <text:p>-</text:p>
          </table:table-cell>
          <table:table-cell office:string-value="-" office:value-type="string" table:style-name="a354073">
            <text:p>-</text:p>
          </table:table-cell>
          <table:table-cell office:string-value="Y" office:value-type="string" table:style-name="a2b8b67">
            <text:p>Y</text:p>
          </table:table-cell>
          <table:table-cell office:string-value="N" office:value-type="string" table:style-name="a3472e4">
            <text:p>N</text:p>
          </table:table-cell>
          <table:table-cell office:string-value="Y" office:value-type="string" table:style-name="a590e4d">
            <text:p>Y</text:p>
          </table:table-cell>
          <table:table-cell office:string-value="N" office:value-type="string" table:style-name="a71f6e6">
            <text:p>N</text:p>
          </table:table-cell>
          <table:table-cell office:string-value="N" office:value-type="string" table:style-name="aa146aa">
            <text:p>N</text:p>
          </table:table-cell>
          <table:table-cell office:string-value="-" office:value-type="string" table:style-name="ae600c5">
            <text:p>-</text:p>
          </table:table-cell>
        </table:table-row>
        <table:table-row>
          <table:table-cell office:string-value="C12" office:value-type="string" table:style-name="a420376">
            <text:p>C12</text:p>
          </table:table-cell>
          <table:table-cell office:string-value="N" office:value-type="string" table:style-name="a6dbb75">
            <text:p>N</text:p>
          </table:table-cell>
          <table:table-cell office:string-value="N" office:value-type="string" table:style-name="a464f18">
            <text:p>N</text:p>
          </table:table-cell>
          <table:table-cell office:string-value="Y" office:value-type="string" table:style-name="a556ff2">
            <text:p>Y</text:p>
          </table:table-cell>
          <table:table-cell office:string-value="N" office:value-type="string" table:style-name="abc4000">
            <text:p>N</text:p>
          </table:table-cell>
          <table:table-cell office:string-value="Y" office:value-type="string" table:style-name="aff28ce">
            <text:p>Y</text:p>
          </table:table-cell>
          <table:table-cell office:string-value="N" office:value-type="string" table:style-name="a18377a">
            <text:p>N</text:p>
          </table:table-cell>
          <table:table-cell office:string-value="N" office:value-type="string" table:style-name="ac512c4">
            <text:p>N</text:p>
          </table:table-cell>
          <table:table-cell office:string-value="-" office:value-type="string" table:style-name="a0f1fb4">
            <text:p>-</text:p>
          </table:table-cell>
          <table:table-cell office:string-value="-" office:value-type="string" table:style-name="ad11bdd">
            <text:p>-</text:p>
          </table:table-cell>
          <table:table-cell office:string-value="Y" office:value-type="string" table:style-name="a601a74">
            <text:p>Y</text:p>
          </table:table-cell>
          <table:table-cell office:string-value="N" office:value-type="string" table:style-name="adc8868">
            <text:p>N</text:p>
          </table:table-cell>
          <table:table-cell office:string-value="-" office:value-type="string" table:style-name="ae0f1c8">
            <text:p>-</text:p>
          </table:table-cell>
          <table:table-cell office:string-value="Y" office:value-type="string" table:style-name="a1b29a3">
            <text:p>Y</text:p>
          </table:table-cell>
          <table:table-cell office:string-value="Y" office:value-type="string" table:style-name="a53d8d3">
            <text:p>Y</text:p>
          </table:table-cell>
          <table:table-cell office:string-value="N" office:value-type="string" table:style-name="a7acbe6">
            <text:p>N</text:p>
          </table:table-cell>
          <table:table-cell office:string-value="N" office:value-type="string" table:style-name="ab39273">
            <text:p>N</text:p>
          </table:table-cell>
        </table:table-row>
        <table:table-row>
          <table:table-cell office:string-value="C13" office:value-type="string" table:style-name="a53db58">
            <text:p>C13</text:p>
          </table:table-cell>
          <table:table-cell office:string-value="Y" office:value-type="string" table:style-name="acdf3b4">
            <text:p>Y</text:p>
          </table:table-cell>
          <table:table-cell office:string-value="-" office:value-type="string" table:style-name="ac3ac54">
            <text:p>-</text:p>
          </table:table-cell>
          <table:table-cell office:string-value="N" office:value-type="string" table:style-name="a963d5c">
            <text:p>N</text:p>
          </table:table-cell>
          <table:table-cell office:string-value="N" office:value-type="string" table:style-name="a1a575d">
            <text:p>N</text:p>
          </table:table-cell>
          <table:table-cell office:string-value="N" office:value-type="string" table:style-name="a3caaf9">
            <text:p>N</text:p>
          </table:table-cell>
          <table:table-cell office:string-value="N" office:value-type="string" table:style-name="af70800">
            <text:p>N</text:p>
          </table:table-cell>
          <table:table-cell office:string-value="Y" office:value-type="string" table:style-name="ac979bd">
            <text:p>Y</text:p>
          </table:table-cell>
          <table:table-cell office:string-value="N" office:value-type="string" table:style-name="a4371f8">
            <text:p>N</text:p>
          </table:table-cell>
          <table:table-cell office:string-value="N" office:value-type="string" table:style-name="a0672ad">
            <text:p>N</text:p>
          </table:table-cell>
          <table:table-cell office:string-value="-" office:value-type="string" table:style-name="a96ecfb">
            <text:p>-</text:p>
          </table:table-cell>
          <table:table-cell office:string-value="Y" office:value-type="string" table:style-name="a086019">
            <text:p>Y</text:p>
          </table:table-cell>
          <table:table-cell office:string-value="-" office:value-type="string" table:style-name="a072f95">
            <text:p>-</text:p>
          </table:table-cell>
          <table:table-cell office:string-value="Y" office:value-type="string" table:style-name="a262f8c">
            <text:p>Y</text:p>
          </table:table-cell>
          <table:table-cell office:string-value="N" office:value-type="string" table:style-name="aa3b72d">
            <text:p>N</text:p>
          </table:table-cell>
          <table:table-cell office:string-value="Y" office:value-type="string" table:style-name="a566e28">
            <text:p>Y</text:p>
          </table:table-cell>
          <table:table-cell office:string-value="N" office:value-type="string" table:style-name="a94f4b8">
            <text:p>N</text:p>
          </table:table-cell>
        </table:table-row>
        <table:table-row>
          <table:table-cell office:string-value="C14" office:value-type="string" table:style-name="a84c7b4">
            <text:p>C14</text:p>
          </table:table-cell>
          <table:table-cell office:string-value="N" office:value-type="string" table:style-name="a5d4313">
            <text:p>N</text:p>
          </table:table-cell>
          <table:table-cell office:string-value="N" office:value-type="string" table:style-name="a894b86">
            <text:p>N</text:p>
          </table:table-cell>
          <table:table-cell office:string-value="N" office:value-type="string" table:style-name="add4cbb">
            <text:p>N</text:p>
          </table:table-cell>
          <table:table-cell office:string-value="Y" office:value-type="string" table:style-name="a6ed024">
            <text:p>Y</text:p>
          </table:table-cell>
          <table:table-cell office:string-value="N" office:value-type="string" table:style-name="a4b7729">
            <text:p>N</text:p>
          </table:table-cell>
          <table:table-cell office:string-value="Y" office:value-type="string" table:style-name="ac6a867">
            <text:p>Y</text:p>
          </table:table-cell>
          <table:table-cell office:string-value="-" office:value-type="string" table:style-name="a3eddf5">
            <text:p>-</text:p>
          </table:table-cell>
          <table:table-cell office:string-value="-" office:value-type="string" table:style-name="a87e988">
            <text:p>-</text:p>
          </table:table-cell>
          <table:table-cell office:string-value="-" office:value-type="string" table:style-name="a9c293b">
            <text:p>-</text:p>
          </table:table-cell>
          <table:table-cell office:string-value="-" office:value-type="string" table:style-name="a2f8a5f">
            <text:p>-</text:p>
          </table:table-cell>
          <table:table-cell office:string-value="Y" office:value-type="string" table:style-name="a1cf9a0">
            <text:p>Y</text:p>
          </table:table-cell>
          <table:table-cell office:string-value="Y" office:value-type="string" table:style-name="a44db74">
            <text:p>Y</text:p>
          </table:table-cell>
          <table:table-cell office:string-value="N" office:value-type="string" table:style-name="a87a4f8">
            <text:p>N</text:p>
          </table:table-cell>
          <table:table-cell office:string-value="-" office:value-type="string" table:style-name="a5b3344">
            <text:p>-</text:p>
          </table:table-cell>
          <table:table-cell office:string-value="N" office:value-type="string" table:style-name="acad584">
            <text:p>N</text:p>
          </table:table-cell>
          <table:table-cell office:string-value="Y" office:value-type="string" table:style-name="a600863">
            <text:p>Y</text:p>
          </table:table-cell>
        </table:table-row>
        <table:table-row>
          <table:table-cell office:string-value="C15" office:value-type="string" table:style-name="a8c3b1c">
            <text:p>C15</text:p>
          </table:table-cell>
          <table:table-cell office:string-value="Y" office:value-type="string" table:style-name="a8c4c9b">
            <text:p>Y</text:p>
          </table:table-cell>
          <table:table-cell office:string-value="Y" office:value-type="string" table:style-name="a532cfc">
            <text:p>Y</text:p>
          </table:table-cell>
          <table:table-cell office:string-value="N" office:value-type="string" table:style-name="acac339">
            <text:p>N</text:p>
          </table:table-cell>
          <table:table-cell office:string-value="-" office:value-type="string" table:style-name="a7157cf">
            <text:p>-</text:p>
          </table:table-cell>
          <table:table-cell office:string-value="Y" office:value-type="string" table:style-name="a63282b">
            <text:p>Y</text:p>
          </table:table-cell>
          <table:table-cell office:string-value="N" office:value-type="string" table:style-name="ab286bc">
            <text:p>N</text:p>
          </table:table-cell>
          <table:table-cell office:string-value="Y" office:value-type="string" table:style-name="a272351">
            <text:p>Y</text:p>
          </table:table-cell>
          <table:table-cell office:string-value="Y" office:value-type="string" table:style-name="acfecbb">
            <text:p>Y</text:p>
          </table:table-cell>
          <table:table-cell office:string-value="Y" office:value-type="string" table:style-name="addbdce">
            <text:p>Y</text:p>
          </table:table-cell>
          <table:table-cell office:string-value="N" office:value-type="string" table:style-name="aa4eedd">
            <text:p>N</text:p>
          </table:table-cell>
          <table:table-cell office:string-value="N" office:value-type="string" table:style-name="ae2a540">
            <text:p>N</text:p>
          </table:table-cell>
          <table:table-cell office:string-value="Y" office:value-type="string" table:style-name="afcb27f">
            <text:p>Y</text:p>
          </table:table-cell>
          <table:table-cell office:string-value="-" office:value-type="string" table:style-name="af46585">
            <text:p>-</text:p>
          </table:table-cell>
          <table:table-cell office:string-value="Y" office:value-type="string" table:style-name="a3bacf0">
            <text:p>Y</text:p>
          </table:table-cell>
          <table:table-cell office:string-value="Y" office:value-type="string" table:style-name="a15e3a1">
            <text:p>Y</text:p>
          </table:table-cell>
          <table:table-cell office:string-value="N" office:value-type="string" table:style-name="ad7cb71">
            <text:p>N</text:p>
          </table:table-cell>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oehler</dc:creator>
    <dc:date>2016-06-07T08:34:32</dc:date>
    <meta:editing-cycles>1</meta:editing-cycles>
    <meta:editing-duration>PT1.380S</meta:editing-duration>
    <meta:initial-creator>moehler</meta:initial-creator>
    <meta:creation-date>2016-06-07T08:34:31</meta:creation-date>
    <dc:language>de</dc:language>
  </office:meta>
</office:document-meta>
</file>